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69pt"/>
    </style:style>
    <style:style style:name="co2" style:family="table-column">
      <style:table-column-properties fo:break-before="auto" style:column-width="63.04pt"/>
    </style:style>
    <style:style style:name="co3" style:family="table-column">
      <style:table-column-properties fo:break-before="auto" style:column-width="89.21pt"/>
    </style:style>
    <style:style style:name="co4" style:family="table-column">
      <style:table-column-properties fo:break-before="auto" style:column-width="108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3.03pt" svg:height="464.57pt" svg:x="366.92pt" svg:y="70.41pt">
            <loext:p draw:notify-on-update-of-ranges="Sheet1.A1:Sheet1.A1 Sheet1.A2:Sheet1.A151 Sheet1.B1:Sheet1.B1 Sheet1.B2:Sheet1.B151 Sheet1.A1:Sheet1.A1 Sheet1.A2:Sheet1.A151 Sheet1.C1:Sheet1.C1 Sheet1.C2:Sheet1.C151 Sheet1.D1:Sheet1.D1 Sheet1.D2:Sheet1.D151 Sheet1.A2:Sheet1.A1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Year of Measurement</text:p>
          </table:table-cell>
          <table:table-cell office:value-type="string" calcext:value-type="string">
            <text:p>Measured Value</text:p>
          </table:table-cell>
          <table:table-cell office:value-type="string" calcext:value-type="string">
            <text:p>MLP Pair Predicted Value</text:p>
          </table:table-cell>
          <table:table-cell office:value-type="string" calcext:value-type="string">
            <text:p>Tree Layers Feed-Forward Neural Netwo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.884" calcext:value-type="float">
            <text:p>864.884</text:p>
          </table:table-cell>
          <table:table-cell office:value-type="float" office:value="869.3278183027" calcext:value-type="float">
            <text:p>869.3278183027</text:p>
          </table:table-cell>
          <table:table-cell office:value-type="float" office:value="831.4482553556" calcext:value-type="float">
            <text:p>831.4482553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3.141" calcext:value-type="float">
            <text:p>1033.141</text:p>
          </table:table-cell>
          <table:table-cell office:value-type="float" office:value="1049.1346225958" calcext:value-type="float">
            <text:p>1049.1346225958</text:p>
          </table:table-cell>
          <table:table-cell office:value-type="float" office:value="986.2770179804" calcext:value-type="float">
            <text:p>986.2770179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6.9233" calcext:value-type="float">
            <text:p>826.9233</text:p>
          </table:table-cell>
          <table:table-cell office:value-type="float" office:value="821.5664513334" calcext:value-type="float">
            <text:p>821.5664513334</text:p>
          </table:table-cell>
          <table:table-cell office:value-type="float" office:value="872.3945558098" calcext:value-type="float">
            <text:p>872.39455580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8.777" calcext:value-type="float">
            <text:p>1018.777</text:p>
          </table:table-cell>
          <table:table-cell office:value-type="float" office:value="1016.6232412742" calcext:value-type="float">
            <text:p>1016.6232412742</text:p>
          </table:table-cell>
          <table:table-cell office:value-type="float" office:value="1046.1072073009" calcext:value-type="float">
            <text:p>1046.1072073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8.296" calcext:value-type="float">
            <text:p>1118.296</text:p>
          </table:table-cell>
          <table:table-cell office:value-type="float" office:value="1112.4657594181" calcext:value-type="float">
            <text:p>1112.4657594181</text:p>
          </table:table-cell>
          <table:table-cell office:value-type="float" office:value="1068.3004533381" calcext:value-type="float">
            <text:p>1068.3004533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0.854" calcext:value-type="float">
            <text:p>1100.854</text:p>
          </table:table-cell>
          <table:table-cell office:value-type="float" office:value="1071.0854632094" calcext:value-type="float">
            <text:p>1071.0854632094</text:p>
          </table:table-cell>
          <table:table-cell office:value-type="float" office:value="1071.5479495967" calcext:value-type="float">
            <text:p>1071.54794959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.7654" calcext:value-type="float">
            <text:p>978.7654</text:p>
          </table:table-cell>
          <table:table-cell office:value-type="float" office:value="955.6854308472" calcext:value-type="float">
            <text:p>955.6854308472</text:p>
          </table:table-cell>
          <table:table-cell office:value-type="float" office:value="1018.2884784914" calcext:value-type="float">
            <text:p>1018.2884784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2.659" calcext:value-type="float">
            <text:p>1132.659</text:p>
          </table:table-cell>
          <table:table-cell office:value-type="float" office:value="1138.7179982086" calcext:value-type="float">
            <text:p>1138.7179982086</text:p>
          </table:table-cell>
          <table:table-cell office:value-type="float" office:value="1107.6570011258" calcext:value-type="float">
            <text:p>1107.65700112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1.683" calcext:value-type="float">
            <text:p>1291.683</text:p>
          </table:table-cell>
          <table:table-cell office:value-type="float" office:value="1314.3653156141" calcext:value-type="float">
            <text:p>1314.3653156141</text:p>
          </table:table-cell>
          <table:table-cell office:value-type="float" office:value="1254.8919862806" calcext:value-type="float">
            <text:p>1254.89198628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6.096" calcext:value-type="float">
            <text:p>1466.096</text:p>
          </table:table-cell>
          <table:table-cell office:value-type="float" office:value="1459.4163439136" calcext:value-type="float">
            <text:p>1459.4163439136</text:p>
          </table:table-cell>
          <table:table-cell office:value-type="float" office:value="1453.9179274566" calcext:value-type="float">
            <text:p>1453.91792745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4.4021" calcext:value-type="float">
            <text:p>964.4021</text:p>
          </table:table-cell>
          <table:table-cell office:value-type="float" office:value="957.3191058873" calcext:value-type="float">
            <text:p>957.3191058873</text:p>
          </table:table-cell>
          <table:table-cell office:value-type="float" office:value="935.7838183562" calcext:value-type="float">
            <text:p>935.78381835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9.7417" calcext:value-type="float">
            <text:p>819.7417</text:p>
          </table:table-cell>
          <table:table-cell office:value-type="float" office:value="800.7725126615" calcext:value-type="float">
            <text:p>800.7725126615</text:p>
          </table:table-cell>
          <table:table-cell office:value-type="float" office:value="825.5617372668" calcext:value-type="float">
            <text:p>825.56173726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4.1426" calcext:value-type="float">
            <text:p>954.1426</text:p>
          </table:table-cell>
          <table:table-cell office:value-type="float" office:value="944.693770885" calcext:value-type="float">
            <text:p>944.693770885</text:p>
          </table:table-cell>
          <table:table-cell office:value-type="float" office:value="992.333200154" calcext:value-type="float">
            <text:p>992.333200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2.646" calcext:value-type="float">
            <text:p>1092.646</text:p>
          </table:table-cell>
          <table:table-cell office:value-type="float" office:value="1094.2762301836" calcext:value-type="float">
            <text:p>1094.2762301836</text:p>
          </table:table-cell>
          <table:table-cell office:value-type="float" office:value="1111.5652671985" calcext:value-type="float">
            <text:p>1111.5652671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45.9348" calcext:value-type="float">
            <text:p>945.9348</text:p>
          </table:table-cell>
          <table:table-cell office:value-type="float" office:value="956.9357190949" calcext:value-type="float">
            <text:p>956.9357190949</text:p>
          </table:table-cell>
          <table:table-cell office:value-type="float" office:value="899.8467065567" calcext:value-type="float">
            <text:p>899.84670655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7.244" calcext:value-type="float">
            <text:p>1037.244</text:p>
          </table:table-cell>
          <table:table-cell office:value-type="float" office:value="1015.9447539743" calcext:value-type="float">
            <text:p>1015.9447539743</text:p>
          </table:table-cell>
          <table:table-cell office:value-type="float" office:value="1005.0702700529" calcext:value-type="float">
            <text:p>1005.07027005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3.944" calcext:value-type="float">
            <text:p>1143.944</text:p>
          </table:table-cell>
          <table:table-cell office:value-type="float" office:value="1158.0648743197" calcext:value-type="float">
            <text:p>1158.0648743197</text:p>
          </table:table-cell>
          <table:table-cell office:value-type="float" office:value="1121.11000293" calcext:value-type="float">
            <text:p>1121.110002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12.139" calcext:value-type="float">
            <text:p>1112.139</text:p>
          </table:table-cell>
          <table:table-cell office:value-type="float" office:value="1095.5930419296" calcext:value-type="float">
            <text:p>1095.5930419296</text:p>
          </table:table-cell>
          <table:table-cell office:value-type="float" office:value="1133.6137983063" calcext:value-type="float">
            <text:p>1133.61379830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5.6628" calcext:value-type="float">
            <text:p>895.6628</text:p>
          </table:table-cell>
          <table:table-cell office:value-type="float" office:value="898.0273780086" calcext:value-type="float">
            <text:p>898.0273780086</text:p>
          </table:table-cell>
          <table:table-cell office:value-type="float" office:value="899.03661565" calcext:value-type="float">
            <text:p>899.03661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5.206" calcext:value-type="float">
            <text:p>1075.206</text:p>
          </table:table-cell>
          <table:table-cell office:value-type="float" office:value="1089.1746768967" calcext:value-type="float">
            <text:p>1089.1746768967</text:p>
          </table:table-cell>
          <table:table-cell office:value-type="float" office:value="1097.9994905142" calcext:value-type="float">
            <text:p>1097.99949051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3.401" calcext:value-type="float">
            <text:p>1043.401</text:p>
          </table:table-cell>
          <table:table-cell office:value-type="float" office:value="1025.8256610264" calcext:value-type="float">
            <text:p>1025.8256610264</text:p>
          </table:table-cell>
          <table:table-cell office:value-type="float" office:value="1084.5390404553" calcext:value-type="float">
            <text:p>1084.53904045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8.4812" calcext:value-type="float">
            <text:p>888.4812</text:p>
          </table:table-cell>
          <table:table-cell office:value-type="float" office:value="874.980579318" calcext:value-type="float">
            <text:p>874.980579318</text:p>
          </table:table-cell>
          <table:table-cell office:value-type="float" office:value="892.7859944682" calcext:value-type="float">
            <text:p>892.78599446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4.426" calcext:value-type="float">
            <text:p>1044.426</text:p>
          </table:table-cell>
          <table:table-cell office:value-type="float" office:value="1071.0541274711" calcext:value-type="float">
            <text:p>1071.0541274711</text:p>
          </table:table-cell>
          <table:table-cell office:value-type="float" office:value="1001.7661924269" calcext:value-type="float">
            <text:p>1001.76619242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71.164" calcext:value-type="float">
            <text:p>1271.164</text:p>
          </table:table-cell>
          <table:table-cell office:value-type="float" office:value="1278.202436918" calcext:value-type="float">
            <text:p>1278.202436918</text:p>
          </table:table-cell>
          <table:table-cell office:value-type="float" office:value="1261.2141223972" calcext:value-type="float">
            <text:p>1261.21412239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9.4822" calcext:value-type="float">
            <text:p>809.4822</text:p>
          </table:table-cell>
          <table:table-cell office:value-type="float" office:value="807.714564196" calcext:value-type="float">
            <text:p>807.714564196</text:p>
          </table:table-cell>
          <table:table-cell office:value-type="float" office:value="828.0403793438" calcext:value-type="float">
            <text:p>828.0403793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8.2339" calcext:value-type="float">
            <text:p>918.2339</text:p>
          </table:table-cell>
          <table:table-cell office:value-type="float" office:value="945.5068208187" calcext:value-type="float">
            <text:p>945.5068208187</text:p>
          </table:table-cell>
          <table:table-cell office:value-type="float" office:value="964.4535266156" calcext:value-type="float">
            <text:p>964.45352661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.3242" calcext:value-type="float">
            <text:p>961.3242</text:p>
          </table:table-cell>
          <table:table-cell office:value-type="float" office:value="970.9350855803" calcext:value-type="float">
            <text:p>970.9350855803</text:p>
          </table:table-cell>
          <table:table-cell office:value-type="float" office:value="935.6677173101" calcext:value-type="float">
            <text:p>935.6677173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.3647" calcext:value-type="float">
            <text:p>844.3647</text:p>
          </table:table-cell>
          <table:table-cell office:value-type="float" office:value="856.2510797027" calcext:value-type="float">
            <text:p>856.2510797027</text:p>
          </table:table-cell>
          <table:table-cell office:value-type="float" office:value="853.4747727527" calcext:value-type="float">
            <text:p>853.47477275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0.533" calcext:value-type="float">
            <text:p>890.533</text:p>
          </table:table-cell>
          <table:table-cell office:value-type="float" office:value="867.4497903342" calcext:value-type="float">
            <text:p>867.4497903342</text:p>
          </table:table-cell>
          <table:table-cell office:value-type="float" office:value="917.881463984" calcext:value-type="float">
            <text:p>917.8814639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63.438" calcext:value-type="float">
            <text:p>1163.438</text:p>
          </table:table-cell>
          <table:table-cell office:value-type="float" office:value="1184.6358081404" calcext:value-type="float">
            <text:p>1184.6358081404</text:p>
          </table:table-cell>
          <table:table-cell office:value-type="float" office:value="1179.4141293111" calcext:value-type="float">
            <text:p>1179.41412931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6.9731" calcext:value-type="float">
            <text:p>986.9731</text:p>
          </table:table-cell>
          <table:table-cell office:value-type="float" office:value="1003.7274494432" calcext:value-type="float">
            <text:p>1003.7274494432</text:p>
          </table:table-cell>
          <table:table-cell office:value-type="float" office:value="1035.3428587505" calcext:value-type="float">
            <text:p>1035.3428587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4.686" calcext:value-type="float">
            <text:p>1054.686</text:p>
          </table:table-cell>
          <table:table-cell office:value-type="float" office:value="1046.4725740992" calcext:value-type="float">
            <text:p>1046.4725740992</text:p>
          </table:table-cell>
          <table:table-cell office:value-type="float" office:value="1072.2725169317" calcext:value-type="float">
            <text:p>1072.27251693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5.6628" calcext:value-type="float">
            <text:p>895.6628</text:p>
          </table:table-cell>
          <table:table-cell office:value-type="float" office:value="896.8961184063" calcext:value-type="float">
            <text:p>896.8961184063</text:p>
          </table:table-cell>
          <table:table-cell office:value-type="float" office:value="862.8887614794" calcext:value-type="float">
            <text:p>862.88876147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97.776" calcext:value-type="float">
            <text:p>1097.776</text:p>
          </table:table-cell>
          <table:table-cell office:value-type="float" office:value="1125.1747730726" calcext:value-type="float">
            <text:p>1125.1747730726</text:p>
          </table:table-cell>
          <table:table-cell office:value-type="float" office:value="1051.9442744449" calcext:value-type="float">
            <text:p>1051.94427444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5.156" calcext:value-type="float">
            <text:p>915.156</text:p>
          </table:table-cell>
          <table:table-cell office:value-type="float" office:value="917.0542073543" calcext:value-type="float">
            <text:p>917.0542073543</text:p>
          </table:table-cell>
          <table:table-cell office:value-type="float" office:value="933.6680875492" calcext:value-type="float">
            <text:p>933.66808754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79.853" calcext:value-type="float">
            <text:p>1179.853</text:p>
          </table:table-cell>
          <table:table-cell office:value-type="float" office:value="1164.4216301211" calcext:value-type="float">
            <text:p>1164.4216301211</text:p>
          </table:table-cell>
          <table:table-cell office:value-type="float" office:value="1179.8388169059" calcext:value-type="float">
            <text:p>1179.83881690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9.321" calcext:value-type="float">
            <text:p>1119.321</text:p>
          </table:table-cell>
          <table:table-cell office:value-type="float" office:value="1097.937840662" calcext:value-type="float">
            <text:p>1097.937840662</text:p>
          </table:table-cell>
          <table:table-cell office:value-type="float" office:value="1136.8891598514" calcext:value-type="float">
            <text:p>1136.88915985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3.401" calcext:value-type="float">
            <text:p>1043.401</text:p>
          </table:table-cell>
          <table:table-cell office:value-type="float" office:value="1042.9513762046" calcext:value-type="float">
            <text:p>1042.9513762046</text:p>
          </table:table-cell>
          <table:table-cell office:value-type="float" office:value="1090.0886504518" calcext:value-type="float">
            <text:p>1090.08865045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7.307" calcext:value-type="float">
            <text:p>1237.307</text:p>
          </table:table-cell>
          <table:table-cell office:value-type="float" office:value="1264.3303166568" calcext:value-type="float">
            <text:p>1264.3303166568</text:p>
          </table:table-cell>
          <table:table-cell office:value-type="float" office:value="1234.4561914783" calcext:value-type="float">
            <text:p>1234.4561914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0.879" calcext:value-type="float">
            <text:p>1180.879</text:p>
          </table:table-cell>
          <table:table-cell office:value-type="float" office:value="1152.9950805893" calcext:value-type="float">
            <text:p>1152.9950805893</text:p>
          </table:table-cell>
          <table:table-cell office:value-type="float" office:value="1185.7030266261" calcext:value-type="float">
            <text:p>1185.70302662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2.0657" calcext:value-type="float">
            <text:p>872.0657</text:p>
          </table:table-cell>
          <table:table-cell office:value-type="float" office:value="845.7683485032" calcext:value-type="float">
            <text:p>845.7683485032</text:p>
          </table:table-cell>
          <table:table-cell office:value-type="float" office:value="866.2648342579" calcext:value-type="float">
            <text:p>866.26483425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7.2205" calcext:value-type="float">
            <text:p>957.2205</text:p>
          </table:table-cell>
          <table:table-cell office:value-type="float" office:value="929.4244759782" calcext:value-type="float">
            <text:p>929.4244759782</text:p>
          </table:table-cell>
          <table:table-cell office:value-type="float" office:value="978.2148891329" calcext:value-type="float">
            <text:p>978.21488913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79.309" calcext:value-type="float">
            <text:p>1079.309</text:p>
          </table:table-cell>
          <table:table-cell office:value-type="float" office:value="1102.3712001882" calcext:value-type="float">
            <text:p>1102.3712001882</text:p>
          </table:table-cell>
          <table:table-cell office:value-type="float" office:value="1076.1182720187" calcext:value-type="float">
            <text:p>1076.11827201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73.697" calcext:value-type="float">
            <text:p>1173.697</text:p>
          </table:table-cell>
          <table:table-cell office:value-type="float" office:value="1157.5409429591" calcext:value-type="float">
            <text:p>1157.5409429591</text:p>
          </table:table-cell>
          <table:table-cell office:value-type="float" office:value="1125.8276706085" calcext:value-type="float">
            <text:p>1125.82767060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83.413" calcext:value-type="float">
            <text:p>1083.413</text:p>
          </table:table-cell>
          <table:table-cell office:value-type="float" office:value="1086.3365209059" calcext:value-type="float">
            <text:p>1086.3365209059</text:p>
          </table:table-cell>
          <table:table-cell office:value-type="float" office:value="1093.8179715847" calcext:value-type="float">
            <text:p>1093.81797158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39.359" calcext:value-type="float">
            <text:p>1239.359</text:p>
          </table:table-cell>
          <table:table-cell office:value-type="float" office:value="1256.5845681961" calcext:value-type="float">
            <text:p>1256.5845681961</text:p>
          </table:table-cell>
          <table:table-cell office:value-type="float" office:value="1200.9738710227" calcext:value-type="float">
            <text:p>1200.97387102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1.5464" calcext:value-type="float">
            <text:p>851.5464</text:p>
          </table:table-cell>
          <table:table-cell office:value-type="float" office:value="826.4509404583" calcext:value-type="float">
            <text:p>826.4509404583</text:p>
          </table:table-cell>
          <table:table-cell office:value-type="float" office:value="812.9963514423" calcext:value-type="float">
            <text:p>812.9963514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77.801" calcext:value-type="float">
            <text:p>1177.801</text:p>
          </table:table-cell>
          <table:table-cell office:value-type="float" office:value="1196.9393181138" calcext:value-type="float">
            <text:p>1196.9393181138</text:p>
          </table:table-cell>
          <table:table-cell office:value-type="float" office:value="1214.9399087448" calcext:value-type="float">
            <text:p>1214.93990874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.1426" calcext:value-type="float">
            <text:p>954.1426</text:p>
          </table:table-cell>
          <table:table-cell office:value-type="float" office:value="945.7357774341" calcext:value-type="float">
            <text:p>945.7357774341</text:p>
          </table:table-cell>
          <table:table-cell office:value-type="float" office:value="986.0189960121" calcext:value-type="float">
            <text:p>986.0189960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3.833" calcext:value-type="float">
            <text:p>783.833</text:p>
          </table:table-cell>
          <table:table-cell office:value-type="float" office:value="762.0918959483" calcext:value-type="float">
            <text:p>762.0918959483</text:p>
          </table:table-cell>
          <table:table-cell office:value-type="float" office:value="814.4518699935" calcext:value-type="float">
            <text:p>814.45186999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1.7563" calcext:value-type="float">
            <text:p>701.7563</text:p>
          </table:table-cell>
          <table:table-cell office:value-type="float" office:value="725.7607938562" calcext:value-type="float">
            <text:p>725.7607938562</text:p>
          </table:table-cell>
          <table:table-cell office:value-type="float" office:value="733.789790229" calcext:value-type="float">
            <text:p>733.7897902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2.0657" calcext:value-type="float">
            <text:p>872.0657</text:p>
          </table:table-cell>
          <table:table-cell office:value-type="float" office:value="867.6447887063" calcext:value-type="float">
            <text:p>867.6447887063</text:p>
          </table:table-cell>
          <table:table-cell office:value-type="float" office:value="841.8734732488" calcext:value-type="float">
            <text:p>841.87347324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28.073" calcext:value-type="float">
            <text:p>1228.073</text:p>
          </table:table-cell>
          <table:table-cell office:value-type="float" office:value="1217.9287008853" calcext:value-type="float">
            <text:p>1217.9287008853</text:p>
          </table:table-cell>
          <table:table-cell office:value-type="float" office:value="1221.9357477937" calcext:value-type="float">
            <text:p>1221.93574779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3.401" calcext:value-type="float">
            <text:p>1043.401</text:p>
          </table:table-cell>
          <table:table-cell office:value-type="float" office:value="1048.6953872419" calcext:value-type="float">
            <text:p>1048.6953872419</text:p>
          </table:table-cell>
          <table:table-cell office:value-type="float" office:value="1081.8443785263" calcext:value-type="float">
            <text:p>1081.84437852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1.5464" calcext:value-type="float">
            <text:p>851.5464</text:p>
          </table:table-cell>
          <table:table-cell office:value-type="float" office:value="857.3875291962" calcext:value-type="float">
            <text:p>857.3875291962</text:p>
          </table:table-cell>
          <table:table-cell office:value-type="float" office:value="864.9122146942" calcext:value-type="float">
            <text:p>864.91221469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3.8704" calcext:value-type="float">
            <text:p>903.8704</text:p>
          </table:table-cell>
          <table:table-cell office:value-type="float" office:value="910.7792721782" calcext:value-type="float">
            <text:p>910.7792721782</text:p>
          </table:table-cell>
          <table:table-cell office:value-type="float" office:value="914.5511228308" calcext:value-type="float">
            <text:p>914.55112283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1.3242" calcext:value-type="float">
            <text:p>961.3242</text:p>
          </table:table-cell>
          <table:table-cell office:value-type="float" office:value="990.3259252819" calcext:value-type="float">
            <text:p>990.3259252819</text:p>
          </table:table-cell>
          <table:table-cell office:value-type="float" office:value="989.962672598" calcext:value-type="float">
            <text:p>989.9626725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2.2881" calcext:value-type="float">
            <text:p>762.2881</text:p>
          </table:table-cell>
          <table:table-cell office:value-type="float" office:value="786.7755640138" calcext:value-type="float">
            <text:p>786.7755640138</text:p>
          </table:table-cell>
          <table:table-cell office:value-type="float" office:value="746.1169318778" calcext:value-type="float">
            <text:p>746.11693187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0.2981" calcext:value-type="float">
            <text:p>960.2981</text:p>
          </table:table-cell>
          <table:table-cell office:value-type="float" office:value="938.4836836914" calcext:value-type="float">
            <text:p>938.4836836914</text:p>
          </table:table-cell>
          <table:table-cell office:value-type="float" office:value="912.4620472786" calcext:value-type="float">
            <text:p>912.46204727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60.904" calcext:value-type="float">
            <text:p>1260.904</text:p>
          </table:table-cell>
          <table:table-cell office:value-type="float" office:value="1278.1122979376" calcext:value-type="float">
            <text:p>1278.1122979376</text:p>
          </table:table-cell>
          <table:table-cell office:value-type="float" office:value="1220.4575717401" calcext:value-type="float">
            <text:p>1220.45757174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6.466" calcext:value-type="float">
            <text:p>1006.466</text:p>
          </table:table-cell>
          <table:table-cell office:value-type="float" office:value="1030.0424162906" calcext:value-type="float">
            <text:p>1030.0424162906</text:p>
          </table:table-cell>
          <table:table-cell office:value-type="float" office:value="992.1958180329" calcext:value-type="float">
            <text:p>992.19581803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0.57" calcext:value-type="float">
            <text:p>1010.57</text:p>
          </table:table-cell>
          <table:table-cell office:value-type="float" office:value="1026.7359814818" calcext:value-type="float">
            <text:p>1026.7359814818</text:p>
          </table:table-cell>
          <table:table-cell office:value-type="float" office:value="1035.8216568105" calcext:value-type="float">
            <text:p>1035.82165681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5.1187" calcext:value-type="float">
            <text:p>795.1187</text:p>
          </table:table-cell>
          <table:table-cell office:value-type="float" office:value="766.4216078111" calcext:value-type="float">
            <text:p>766.4216078111</text:p>
          </table:table-cell>
          <table:table-cell office:value-type="float" office:value="783.0127002709" calcext:value-type="float">
            <text:p>783.01270027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4.414" calcext:value-type="float">
            <text:p>1004.414</text:p>
          </table:table-cell>
          <table:table-cell office:value-type="float" office:value="1012.9184025529" calcext:value-type="float">
            <text:p>1012.9184025529</text:p>
          </table:table-cell>
          <table:table-cell office:value-type="float" office:value="960.9053061754" calcext:value-type="float">
            <text:p>960.90530617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5.156" calcext:value-type="float">
            <text:p>915.156</text:p>
          </table:table-cell>
          <table:table-cell office:value-type="float" office:value="886.7479278504" calcext:value-type="float">
            <text:p>886.7479278504</text:p>
          </table:table-cell>
          <table:table-cell office:value-type="float" office:value="868.8358086773" calcext:value-type="float">
            <text:p>868.83580867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1.855" calcext:value-type="float">
            <text:p>1021.855</text:p>
          </table:table-cell>
          <table:table-cell office:value-type="float" office:value="1028.5336547877" calcext:value-type="float">
            <text:p>1028.5336547877</text:p>
          </table:table-cell>
          <table:table-cell office:value-type="float" office:value="997.3996696843" calcext:value-type="float">
            <text:p>997.39966968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36.157" calcext:value-type="float">
            <text:p>836.157</text:p>
          </table:table-cell>
          <table:table-cell office:value-type="float" office:value="845.5062647894" calcext:value-type="float">
            <text:p>845.5062647894</text:p>
          </table:table-cell>
          <table:table-cell office:value-type="float" office:value="843.3446800773" calcext:value-type="float">
            <text:p>843.34468007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46.4167" calcext:value-type="float">
            <text:p>846.4167</text:p>
          </table:table-cell>
          <table:table-cell office:value-type="float" office:value="865.4926734709" calcext:value-type="float">
            <text:p>865.4926734709</text:p>
          </table:table-cell>
          <table:table-cell office:value-type="float" office:value="805.7516704939" calcext:value-type="float">
            <text:p>805.75167049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47.084" calcext:value-type="float">
            <text:p>1347.084</text:p>
          </table:table-cell>
          <table:table-cell office:value-type="float" office:value="1350.6781162934" calcext:value-type="float">
            <text:p>1350.6781162934</text:p>
          </table:table-cell>
          <table:table-cell office:value-type="float" office:value="1376.2780859776" calcext:value-type="float">
            <text:p>1376.27808597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4.464" calcext:value-type="float">
            <text:p>1164.464</text:p>
          </table:table-cell>
          <table:table-cell office:value-type="float" office:value="1178.0803446796" calcext:value-type="float">
            <text:p>1178.0803446796</text:p>
          </table:table-cell>
          <table:table-cell office:value-type="float" office:value="1135.2810474084" calcext:value-type="float">
            <text:p>1135.28104740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39.841" calcext:value-type="float">
            <text:p>1139.841</text:p>
          </table:table-cell>
          <table:table-cell office:value-type="float" office:value="1160.1305266806" calcext:value-type="float">
            <text:p>1160.1305266806</text:p>
          </table:table-cell>
          <table:table-cell office:value-type="float" office:value="1104.0741507977" calcext:value-type="float">
            <text:p>1104.07415079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38.814" calcext:value-type="float">
            <text:p>1138.814</text:p>
          </table:table-cell>
          <table:table-cell office:value-type="float" office:value="1114.3766425603" calcext:value-type="float">
            <text:p>1114.3766425603</text:p>
          </table:table-cell>
          <table:table-cell office:value-type="float" office:value="1175.1803844596" calcext:value-type="float">
            <text:p>1175.18038445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19.2598" calcext:value-type="float">
            <text:p>919.2598</text:p>
          </table:table-cell>
          <table:table-cell office:value-type="float" office:value="930.7311086741" calcext:value-type="float">
            <text:p>930.7311086741</text:p>
          </table:table-cell>
          <table:table-cell office:value-type="float" office:value="954.9212789604" calcext:value-type="float">
            <text:p>954.92127896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70.619" calcext:value-type="float">
            <text:p>1170.619</text:p>
          </table:table-cell>
          <table:table-cell office:value-type="float" office:value="1164.1795456415" calcext:value-type="float">
            <text:p>1164.1795456415</text:p>
          </table:table-cell>
          <table:table-cell office:value-type="float" office:value="1216.2293229024" calcext:value-type="float">
            <text:p>1216.22932290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1.0396" calcext:value-type="float">
            <text:p>871.0396</text:p>
          </table:table-cell>
          <table:table-cell office:value-type="float" office:value="847.2105412462" calcext:value-type="float">
            <text:p>847.2105412462</text:p>
          </table:table-cell>
          <table:table-cell office:value-type="float" office:value="917.1167505591" calcext:value-type="float">
            <text:p>917.11675055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56.801" calcext:value-type="float">
            <text:p>1256.801</text:p>
          </table:table-cell>
          <table:table-cell office:value-type="float" office:value="1285.4472483484" calcext:value-type="float">
            <text:p>1285.4472483484</text:p>
          </table:table-cell>
          <table:table-cell office:value-type="float" office:value="1221.5367440632" calcext:value-type="float">
            <text:p>1221.53674406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3.8704" calcext:value-type="float">
            <text:p>903.8704</text:p>
          </table:table-cell>
          <table:table-cell office:value-type="float" office:value="927.9654519426" calcext:value-type="float">
            <text:p>927.9654519426</text:p>
          </table:table-cell>
          <table:table-cell office:value-type="float" office:value="924.1033860015" calcext:value-type="float">
            <text:p>924.1033860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9.1853" calcext:value-type="float">
            <text:p>679.1853</text:p>
          </table:table-cell>
          <table:table-cell office:value-type="float" office:value="693.313060411" calcext:value-type="float">
            <text:p>693.313060411</text:p>
          </table:table-cell>
          <table:table-cell office:value-type="float" office:value="649.4255785407" calcext:value-type="float">
            <text:p>649.42557854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78.7654" calcext:value-type="float">
            <text:p>978.7654</text:p>
          </table:table-cell>
          <table:table-cell office:value-type="float" office:value="1005.3249666695" calcext:value-type="float">
            <text:p>1005.3249666695</text:p>
          </table:table-cell>
          <table:table-cell office:value-type="float" office:value="949.3715155644" calcext:value-type="float">
            <text:p>949.37151556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9.4946" calcext:value-type="float">
            <text:p>849.4946</text:p>
          </table:table-cell>
          <table:table-cell office:value-type="float" office:value="876.2063346916" calcext:value-type="float">
            <text:p>876.2063346916</text:p>
          </table:table-cell>
          <table:table-cell office:value-type="float" office:value="853.3591352315" calcext:value-type="float">
            <text:p>853.35913523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31.633" calcext:value-type="float">
            <text:p>1131.633</text:p>
          </table:table-cell>
          <table:table-cell office:value-type="float" office:value="1107.8292971094" calcext:value-type="float">
            <text:p>1107.8292971094</text:p>
          </table:table-cell>
          <table:table-cell office:value-type="float" office:value="1169.0861930485" calcext:value-type="float">
            <text:p>1169.0861930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2.894" calcext:value-type="float">
            <text:p>1062.894</text:p>
          </table:table-cell>
          <table:table-cell office:value-type="float" office:value="1077.7068185213" calcext:value-type="float">
            <text:p>1077.7068185213</text:p>
          </table:table-cell>
          <table:table-cell office:value-type="float" office:value="1015.0516628608" calcext:value-type="float">
            <text:p>1015.05166286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8.2588" calcext:value-type="float">
            <text:p>998.2588</text:p>
          </table:table-cell>
          <table:table-cell office:value-type="float" office:value="1015.1850363651" calcext:value-type="float">
            <text:p>1015.1850363651</text:p>
          </table:table-cell>
          <table:table-cell office:value-type="float" office:value="981.7666136895" calcext:value-type="float">
            <text:p>981.76661368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6.466" calcext:value-type="float">
            <text:p>1006.466</text:p>
          </table:table-cell>
          <table:table-cell office:value-type="float" office:value="1013.3666872936" calcext:value-type="float">
            <text:p>1013.3666872936</text:p>
          </table:table-cell>
          <table:table-cell office:value-type="float" office:value="990.4977514619" calcext:value-type="float">
            <text:p>990.49775146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47.504" calcext:value-type="float">
            <text:p>1047.504</text:p>
          </table:table-cell>
          <table:table-cell office:value-type="float" office:value="1069.8347630185" calcext:value-type="float">
            <text:p>1069.8347630185</text:p>
          </table:table-cell>
          <table:table-cell office:value-type="float" office:value="1043.6179482206" calcext:value-type="float">
            <text:p>1043.61794822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5.3784" calcext:value-type="float">
            <text:p>805.3784</text:p>
          </table:table-cell>
          <table:table-cell office:value-type="float" office:value="834.4354086623" calcext:value-type="float">
            <text:p>834.4354086623</text:p>
          </table:table-cell>
          <table:table-cell office:value-type="float" office:value="840.7990841913" calcext:value-type="float">
            <text:p>840.79908419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8.1965" calcext:value-type="float">
            <text:p>798.1965</text:p>
          </table:table-cell>
          <table:table-cell office:value-type="float" office:value="793.4662896327" calcext:value-type="float">
            <text:p>793.4662896327</text:p>
          </table:table-cell>
          <table:table-cell office:value-type="float" office:value="840.6759105976" calcext:value-type="float">
            <text:p>840.67591059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6.4167" calcext:value-type="float">
            <text:p>846.4167</text:p>
          </table:table-cell>
          <table:table-cell office:value-type="float" office:value="866.4754601974" calcext:value-type="float">
            <text:p>866.4754601974</text:p>
          </table:table-cell>
          <table:table-cell office:value-type="float" office:value="880.7899079473" calcext:value-type="float">
            <text:p>880.78990794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28.556" calcext:value-type="float">
            <text:p>1128.556</text:p>
          </table:table-cell>
          <table:table-cell office:value-type="float" office:value="1111.1238810514" calcext:value-type="float">
            <text:p>1111.1238810514</text:p>
          </table:table-cell>
          <table:table-cell office:value-type="float" office:value="1131.7475255317" calcext:value-type="float">
            <text:p>1131.74752553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54.266" calcext:value-type="float">
            <text:p>1354.266</text:p>
          </table:table-cell>
          <table:table-cell office:value-type="float" office:value="1369.9961385251" calcext:value-type="float">
            <text:p>1369.9961385251</text:p>
          </table:table-cell>
          <table:table-cell office:value-type="float" office:value="1399.7627172889" calcext:value-type="float">
            <text:p>1399.76271728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2.6099" calcext:value-type="float">
            <text:p>972.6099</text:p>
          </table:table-cell>
          <table:table-cell office:value-type="float" office:value="984.4467712904" calcext:value-type="float">
            <text:p>984.4467712904</text:p>
          </table:table-cell>
          <table:table-cell office:value-type="float" office:value="971.8920355141" calcext:value-type="float">
            <text:p>971.89203551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5.1685" calcext:value-type="float">
            <text:p>955.1685</text:p>
          </table:table-cell>
          <table:table-cell office:value-type="float" office:value="951.5416677103" calcext:value-type="float">
            <text:p>951.5416677103</text:p>
          </table:table-cell>
          <table:table-cell office:value-type="float" office:value="922.9212291384" calcext:value-type="float">
            <text:p>922.92122913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9.0127" calcext:value-type="float">
            <text:p>949.0127</text:p>
          </table:table-cell>
          <table:table-cell office:value-type="float" office:value="955.6045282027" calcext:value-type="float">
            <text:p>955.6045282027</text:p>
          </table:table-cell>
          <table:table-cell office:value-type="float" office:value="907.6221610592" calcext:value-type="float">
            <text:p>907.62216105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6.726" calcext:value-type="float">
            <text:p>1016.726</text:p>
          </table:table-cell>
          <table:table-cell office:value-type="float" office:value="999.7429273882" calcext:value-type="float">
            <text:p>999.7429273882</text:p>
          </table:table-cell>
          <table:table-cell office:value-type="float" office:value="969.5548696483" calcext:value-type="float">
            <text:p>969.55486964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4.686" calcext:value-type="float">
            <text:p>1054.686</text:p>
          </table:table-cell>
          <table:table-cell office:value-type="float" office:value="1074.1469355937" calcext:value-type="float">
            <text:p>1074.1469355937</text:p>
          </table:table-cell>
          <table:table-cell office:value-type="float" office:value="1036.1437190729" calcext:value-type="float">
            <text:p>1036.14371907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2.6099" calcext:value-type="float">
            <text:p>972.6099</text:p>
          </table:table-cell>
          <table:table-cell office:value-type="float" office:value="968.8816009561" calcext:value-type="float">
            <text:p>968.8816009561</text:p>
          </table:table-cell>
          <table:table-cell office:value-type="float" office:value="984.1699712874" calcext:value-type="float">
            <text:p>984.16997128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8.777" calcext:value-type="float">
            <text:p>1018.777</text:p>
          </table:table-cell>
          <table:table-cell office:value-type="float" office:value="1023.1381750922" calcext:value-type="float">
            <text:p>1023.1381750922</text:p>
          </table:table-cell>
          <table:table-cell office:value-type="float" office:value="973.0508779649" calcext:value-type="float">
            <text:p>973.05087796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4.414" calcext:value-type="float">
            <text:p>1004.414</text:p>
          </table:table-cell>
          <table:table-cell office:value-type="float" office:value="1032.436619076" calcext:value-type="float">
            <text:p>1032.436619076</text:p>
          </table:table-cell>
          <table:table-cell office:value-type="float" office:value="998.8248506772" calcext:value-type="float">
            <text:p>998.82485067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15.218" calcext:value-type="float">
            <text:p>1115.218</text:p>
          </table:table-cell>
          <table:table-cell office:value-type="float" office:value="1129.4283401414" calcext:value-type="float">
            <text:p>1129.4283401414</text:p>
          </table:table-cell>
          <table:table-cell office:value-type="float" office:value="1108.7173316497" calcext:value-type="float">
            <text:p>1108.71733164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6.4541" calcext:value-type="float">
            <text:p>966.4541</text:p>
          </table:table-cell>
          <table:table-cell office:value-type="float" office:value="966.765074624" calcext:value-type="float">
            <text:p>966.765074624</text:p>
          </table:table-cell>
          <table:table-cell office:value-type="float" office:value="1009.814246469" calcext:value-type="float">
            <text:p>1009.8142464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9.0127" calcext:value-type="float">
            <text:p>949.0127</text:p>
          </table:table-cell>
          <table:table-cell office:value-type="float" office:value="921.1954577587" calcext:value-type="float">
            <text:p>921.1954577587</text:p>
          </table:table-cell>
          <table:table-cell office:value-type="float" office:value="963.0862666696" calcext:value-type="float">
            <text:p>963.08626666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18.7158" calcext:value-type="float">
            <text:p>818.7158</text:p>
          </table:table-cell>
          <table:table-cell office:value-type="float" office:value="816.0718384279" calcext:value-type="float">
            <text:p>816.0718384279</text:p>
          </table:table-cell>
          <table:table-cell office:value-type="float" office:value="793.156141983" calcext:value-type="float">
            <text:p>793.1561419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68.629" calcext:value-type="float">
            <text:p>1368.629</text:p>
          </table:table-cell>
          <table:table-cell office:value-type="float" office:value="1398.2260683791" calcext:value-type="float">
            <text:p>1398.2260683791</text:p>
          </table:table-cell>
          <table:table-cell office:value-type="float" office:value="1339.8655784039" calcext:value-type="float">
            <text:p>1339.86557840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74.6616" calcext:value-type="float">
            <text:p>974.6616</text:p>
          </table:table-cell>
          <table:table-cell office:value-type="float" office:value="958.2384330381" calcext:value-type="float">
            <text:p>958.2384330381</text:p>
          </table:table-cell>
          <table:table-cell office:value-type="float" office:value="961.0579134442" calcext:value-type="float">
            <text:p>961.05791344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9.049" calcext:value-type="float">
            <text:p>1069.049</text:p>
          </table:table-cell>
          <table:table-cell office:value-type="float" office:value="1093.0002344115" calcext:value-type="float">
            <text:p>1093.0002344115</text:p>
          </table:table-cell>
          <table:table-cell office:value-type="float" office:value="1039.6091880453" calcext:value-type="float">
            <text:p>1039.60918804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6.998" calcext:value-type="float">
            <text:p>1066.998</text:p>
          </table:table-cell>
          <table:table-cell office:value-type="float" office:value="1085.3374175015" calcext:value-type="float">
            <text:p>1085.3374175015</text:p>
          </table:table-cell>
          <table:table-cell office:value-type="float" office:value="1023.7304740395" calcext:value-type="float">
            <text:p>1023.73047403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03.994" calcext:value-type="float">
            <text:p>1303.994</text:p>
          </table:table-cell>
          <table:table-cell office:value-type="float" office:value="1293.7466258555" calcext:value-type="float">
            <text:p>1293.7466258555</text:p>
          </table:table-cell>
          <table:table-cell office:value-type="float" office:value="1305.1799442363" calcext:value-type="float">
            <text:p>1305.17994423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00.854" calcext:value-type="float">
            <text:p>1100.854</text:p>
          </table:table-cell>
          <table:table-cell office:value-type="float" office:value="1096.9639997176" calcext:value-type="float">
            <text:p>1096.9639997176</text:p>
          </table:table-cell>
          <table:table-cell office:value-type="float" office:value="1117.6775216735" calcext:value-type="float">
            <text:p>1117.67752167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6.269" calcext:value-type="float">
            <text:p>1196.269</text:p>
          </table:table-cell>
          <table:table-cell office:value-type="float" office:value="1168.3468324318" calcext:value-type="float">
            <text:p>1168.3468324318</text:p>
          </table:table-cell>
          <table:table-cell office:value-type="float" office:value="1165.3908045106" calcext:value-type="float">
            <text:p>1165.39080451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9.074" calcext:value-type="float">
            <text:p>1149.074</text:p>
          </table:table-cell>
          <table:table-cell office:value-type="float" office:value="1148.5128608157" calcext:value-type="float">
            <text:p>1148.5128608157</text:p>
          </table:table-cell>
          <table:table-cell office:value-type="float" office:value="1197.6458955054" calcext:value-type="float">
            <text:p>1197.64589550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5.6753" calcext:value-type="float">
            <text:p>935.6753</text:p>
          </table:table-cell>
          <table:table-cell office:value-type="float" office:value="950.3393258187" calcext:value-type="float">
            <text:p>950.3393258187</text:p>
          </table:table-cell>
          <table:table-cell office:value-type="float" office:value="983.1236805849" calcext:value-type="float">
            <text:p>983.12368058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3.426" calcext:value-type="float">
            <text:p>1123.426</text:p>
          </table:table-cell>
          <table:table-cell office:value-type="float" office:value="1095.4887903307" calcext:value-type="float">
            <text:p>1095.4887903307</text:p>
          </table:table-cell>
          <table:table-cell office:value-type="float" office:value="1155.4688727967" calcext:value-type="float">
            <text:p>1155.46887279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1.114" calcext:value-type="float">
            <text:p>1111.114</text:p>
          </table:table-cell>
          <table:table-cell office:value-type="float" office:value="1081.3110725898" calcext:value-type="float">
            <text:p>1081.3110725898</text:p>
          </table:table-cell>
          <table:table-cell office:value-type="float" office:value="1139.1390298497" calcext:value-type="float">
            <text:p>1139.139029849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10.446" calcext:value-type="float">
            <text:p>610.446</text:p>
          </table:table-cell>
          <table:table-cell office:value-type="float" office:value="593.499683791" calcext:value-type="float">
            <text:p>593.499683791</text:p>
          </table:table-cell>
          <table:table-cell office:value-type="float" office:value="586.4067448017" calcext:value-type="float">
            <text:p>586.40674480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2.152" calcext:value-type="float">
            <text:p>1152.152</text:p>
          </table:table-cell>
          <table:table-cell office:value-type="float" office:value="1181.0656683701" calcext:value-type="float">
            <text:p>1181.0656683701</text:p>
          </table:table-cell>
          <table:table-cell office:value-type="float" office:value="1106.3079801065" calcext:value-type="float">
            <text:p>1106.30798010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03.932" calcext:value-type="float">
            <text:p>1103.932</text:p>
          </table:table-cell>
          <table:table-cell office:value-type="float" office:value="1127.2812961867" calcext:value-type="float">
            <text:p>1127.2812961867</text:p>
          </table:table-cell>
          <table:table-cell office:value-type="float" office:value="1106.0940620369" calcext:value-type="float">
            <text:p>1106.09406203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65.008" calcext:value-type="float">
            <text:p>1265.008</text:p>
          </table:table-cell>
          <table:table-cell office:value-type="float" office:value="1287.8846003625" calcext:value-type="float">
            <text:p>1287.8846003625</text:p>
          </table:table-cell>
          <table:table-cell office:value-type="float" office:value="1236.522460479" calcext:value-type="float">
            <text:p>1236.5224604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96.1448" calcext:value-type="float">
            <text:p>796.1448</text:p>
          </table:table-cell>
          <table:table-cell office:value-type="float" office:value="786.7248412721" calcext:value-type="float">
            <text:p>786.7248412721</text:p>
          </table:table-cell>
          <table:table-cell office:value-type="float" office:value="833.9044147048" calcext:value-type="float">
            <text:p>833.90441470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78.827" calcext:value-type="float">
            <text:p>1178.827</text:p>
          </table:table-cell>
          <table:table-cell office:value-type="float" office:value="1177.7873971467" calcext:value-type="float">
            <text:p>1177.7873971467</text:p>
          </table:table-cell>
          <table:table-cell office:value-type="float" office:value="1228.2275622989" calcext:value-type="float">
            <text:p>1228.22756229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7.554" calcext:value-type="float">
            <text:p>1207.554</text:p>
          </table:table-cell>
          <table:table-cell office:value-type="float" office:value="1209.2267765114" calcext:value-type="float">
            <text:p>1209.2267765114</text:p>
          </table:table-cell>
          <table:table-cell office:value-type="float" office:value="1179.6751885423" calcext:value-type="float">
            <text:p>1179.67518854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4.9089" calcext:value-type="float">
            <text:p>944.9089</text:p>
          </table:table-cell>
          <table:table-cell office:value-type="float" office:value="957.5131651199" calcext:value-type="float">
            <text:p>957.5131651199</text:p>
          </table:table-cell>
          <table:table-cell office:value-type="float" office:value="943.9519285109" calcext:value-type="float">
            <text:p>943.95192851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8.4934" calcext:value-type="float">
            <text:p>928.4934</text:p>
          </table:table-cell>
          <table:table-cell office:value-type="float" office:value="931.7451499052" calcext:value-type="float">
            <text:p>931.7451499052</text:p>
          </table:table-cell>
          <table:table-cell office:value-type="float" office:value="909.5273098361" calcext:value-type="float">
            <text:p>909.52730983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32.114" calcext:value-type="float">
            <text:p>1032.114</text:p>
          </table:table-cell>
          <table:table-cell office:value-type="float" office:value="1031.0576554995" calcext:value-type="float">
            <text:p>1031.0576554995</text:p>
          </table:table-cell>
          <table:table-cell office:value-type="float" office:value="1038.6631351685" calcext:value-type="float">
            <text:p>1038.66313516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95.304" calcext:value-type="float">
            <text:p>1395.304</text:p>
          </table:table-cell>
          <table:table-cell office:value-type="float" office:value="1375.3737668407" calcext:value-type="float">
            <text:p>1375.3737668407</text:p>
          </table:table-cell>
          <table:table-cell office:value-type="float" office:value="1404.6111074651" calcext:value-type="float">
            <text:p>1404.61110746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83.8953" calcext:value-type="float">
            <text:p>983.8953</text:p>
          </table:table-cell>
          <table:table-cell office:value-type="float" office:value="996.1135947378" calcext:value-type="float">
            <text:p>996.1135947378</text:p>
          </table:table-cell>
          <table:table-cell office:value-type="float" office:value="1022.0593065279" calcext:value-type="float">
            <text:p>1022.05930652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25.4155" calcext:value-type="float">
            <text:p>925.4155</text:p>
          </table:table-cell>
          <table:table-cell office:value-type="float" office:value="947.9907533623" calcext:value-type="float">
            <text:p>947.9907533623</text:p>
          </table:table-cell>
          <table:table-cell office:value-type="float" office:value="963.5905136953" calcext:value-type="float">
            <text:p>963.59051369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05.3784" calcext:value-type="float">
            <text:p>805.3784</text:p>
          </table:table-cell>
          <table:table-cell office:value-type="float" office:value="795.6804662709" calcext:value-type="float">
            <text:p>795.6804662709</text:p>
          </table:table-cell>
          <table:table-cell office:value-type="float" office:value="764.4502694705" calcext:value-type="float">
            <text:p>764.45026947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81.361" calcext:value-type="float">
            <text:p>1081.361</text:p>
          </table:table-cell>
          <table:table-cell office:value-type="float" office:value="1099.3120753599" calcext:value-type="float">
            <text:p>1099.3120753599</text:p>
          </table:table-cell>
          <table:table-cell office:value-type="float" office:value="1129.0906369883" calcext:value-type="float">
            <text:p>1129.09063698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31.696" calcext:value-type="float">
            <text:p>1331.696</text:p>
          </table:table-cell>
          <table:table-cell office:value-type="float" office:value="1353.7418547761" calcext:value-type="float">
            <text:p>1353.7418547761</text:p>
          </table:table-cell>
          <table:table-cell office:value-type="float" office:value="1370.2944927659" calcext:value-type="float">
            <text:p>1370.29449276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42.437" calcext:value-type="float">
            <text:p>1242.437</text:p>
          </table:table-cell>
          <table:table-cell office:value-type="float" office:value="1243.0640314081" calcext:value-type="float">
            <text:p>1243.0640314081</text:p>
          </table:table-cell>
          <table:table-cell office:value-type="float" office:value="1200.7496160531" calcext:value-type="float">
            <text:p>1200.74961605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96.2068" calcext:value-type="float">
            <text:p>996.2068</text:p>
          </table:table-cell>
          <table:table-cell office:value-type="float" office:value="997.0392926003" calcext:value-type="float">
            <text:p>997.0392926003</text:p>
          </table:table-cell>
          <table:table-cell office:value-type="float" office:value="961.5446088161" calcext:value-type="float">
            <text:p>961.54460881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91.621" calcext:value-type="float">
            <text:p>1091.621</text:p>
          </table:table-cell>
          <table:table-cell office:value-type="float" office:value="1116.5235385292" calcext:value-type="float">
            <text:p>1116.5235385292</text:p>
          </table:table-cell>
          <table:table-cell office:value-type="float" office:value="1068.5928130202" calcext:value-type="float">
            <text:p>1068.59281302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95.304" calcext:value-type="float">
            <text:p>1395.304</text:p>
          </table:table-cell>
          <table:table-cell office:value-type="float" office:value="1416.2472235858" calcext:value-type="float">
            <text:p>1416.2472235858</text:p>
          </table:table-cell>
          <table:table-cell office:value-type="float" office:value="1419.8066751753" calcext:value-type="float">
            <text:p>1419.80667517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72.671" calcext:value-type="float">
            <text:p>1172.671</text:p>
          </table:table-cell>
          <table:table-cell office:value-type="float" office:value="1154.3346871446" calcext:value-type="float">
            <text:p>1154.3346871446</text:p>
          </table:table-cell>
          <table:table-cell office:value-type="float" office:value="1139.6177600641" calcext:value-type="float">
            <text:p>1139.61776006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0.2859" calcext:value-type="float">
            <text:p>920.2859</text:p>
          </table:table-cell>
          <table:table-cell office:value-type="float" office:value="927.2347554233" calcext:value-type="float">
            <text:p>927.2347554233</text:p>
          </table:table-cell>
          <table:table-cell office:value-type="float" office:value="894.3279464877" calcext:value-type="float">
            <text:p>894.32794648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09.4822" calcext:value-type="float">
            <text:p>809.4822</text:p>
          </table:table-cell>
          <table:table-cell office:value-type="float" office:value="838.3241416198" calcext:value-type="float">
            <text:p>838.3241416198</text:p>
          </table:table-cell>
          <table:table-cell office:value-type="float" office:value="848.119005424" calcext:value-type="float">
            <text:p>848.1190054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67.9619" calcext:value-type="float">
            <text:p>867.9619</text:p>
          </table:table-cell>
          <table:table-cell office:value-type="float" office:value="885.2645291394" calcext:value-type="float">
            <text:p>885.2645291394</text:p>
          </table:table-cell>
          <table:table-cell office:value-type="float" office:value="890.0581489338" calcext:value-type="float">
            <text:p>890.05814893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34.229" calcext:value-type="float">
            <text:p>1234.229</text:p>
          </table:table-cell>
          <table:table-cell office:value-type="float" office:value="1217.8277064987" calcext:value-type="float">
            <text:p>1217.8277064987</text:p>
          </table:table-cell>
          <table:table-cell office:value-type="float" office:value="1266.1276129889" calcext:value-type="float">
            <text:p>1266.12761298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57.764" calcext:value-type="float">
            <text:p>1057.764</text:p>
          </table:table-cell>
          <table:table-cell office:value-type="float" office:value="1034.8200421441" calcext:value-type="float">
            <text:p>1034.8200421441</text:p>
          </table:table-cell>
          <table:table-cell office:value-type="float" office:value="1075.2936997779" calcext:value-type="float">
            <text:p>1075.29369977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9.2102" calcext:value-type="float">
            <text:p>759.2102</text:p>
          </table:table-cell>
          <table:table-cell office:value-type="float" office:value="776.7085741091" calcext:value-type="float">
            <text:p>776.7085741091</text:p>
          </table:table-cell>
          <table:table-cell office:value-type="float" office:value="734.3851909661" calcext:value-type="float">
            <text:p>734.38519096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85.464" calcext:value-type="float">
            <text:p>1085.464</text:p>
          </table:table-cell>
          <table:table-cell office:value-type="float" office:value="1102.6139663052" calcext:value-type="float">
            <text:p>1102.6139663052</text:p>
          </table:table-cell>
          <table:table-cell office:value-type="float" office:value="1128.241140679" calcext:value-type="float">
            <text:p>1128.2411406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53.5364" calcext:value-type="float">
            <text:p>653.5364</text:p>
          </table:table-cell>
          <table:table-cell office:value-type="float" office:value="675.5925280152" calcext:value-type="float">
            <text:p>675.5925280152</text:p>
          </table:table-cell>
          <table:table-cell office:value-type="float" office:value="627.1576889746" calcext:value-type="float">
            <text:p>627.15768897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6.6514" calcext:value-type="float">
            <text:p>776.6514</text:p>
          </table:table-cell>
          <table:table-cell office:value-type="float" office:value="752.1118761958" calcext:value-type="float">
            <text:p>752.1118761958</text:p>
          </table:table-cell>
          <table:table-cell office:value-type="float" office:value="756.6287334829" calcext:value-type="float">
            <text:p>756.62873348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80.879" calcext:value-type="float">
            <text:p>1180.879</text:p>
          </table:table-cell>
          <table:table-cell office:value-type="float" office:value="1180.5218273534" calcext:value-type="float">
            <text:p>1180.5218273534</text:p>
          </table:table-cell>
          <table:table-cell office:value-type="float" office:value="1169.6208260156" calcext:value-type="float">
            <text:p>1169.620826015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6.7136" calcext:value-type="float">
            <text:p>976.7136</text:p>
          </table:table-cell>
          <table:table-cell office:value-type="float" office:value="1000.9572882413" calcext:value-type="float">
            <text:p>1000.9572882413</text:p>
          </table:table-cell>
          <table:table-cell office:value-type="float" office:value="1017.7705384977" calcext:value-type="float">
            <text:p>1017.77053849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93.191" calcext:value-type="float">
            <text:p>1193.191</text:p>
          </table:table-cell>
          <table:table-cell office:value-type="float" office:value="1187.8945851327" calcext:value-type="float">
            <text:p>1187.8945851327</text:p>
          </table:table-cell>
          <table:table-cell office:value-type="float" office:value="1188.6180272854" calcext:value-type="float">
            <text:p>1188.61802728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39.7791" calcext:value-type="float">
            <text:p>939.7791</text:p>
          </table:table-cell>
          <table:table-cell office:value-type="float" office:value="964.6266715376" calcext:value-type="float">
            <text:p>964.6266715376</text:p>
          </table:table-cell>
          <table:table-cell office:value-type="float" office:value="899.5598038351" calcext:value-type="float">
            <text:p>899.55980383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7.579" calcext:value-type="float">
            <text:p>1287.579</text:p>
          </table:table-cell>
          <table:table-cell office:value-type="float" office:value="1265.9672319945" calcext:value-type="float">
            <text:p>1265.9672319945</text:p>
          </table:table-cell>
          <table:table-cell office:value-type="float" office:value="1331.7205063127" calcext:value-type="float">
            <text:p>1331.72050631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0.076" calcext:value-type="float">
            <text:p>1070.076</text:p>
          </table:table-cell>
          <table:table-cell office:value-type="float" office:value="1042.4890826345" calcext:value-type="float">
            <text:p>1042.4890826345</text:p>
          </table:table-cell>
          <table:table-cell office:value-type="float" office:value="1089.546080632" calcext:value-type="float">
            <text:p>1089.546080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9.816" calcext:value-type="float">
            <text:p>1059.816</text:p>
          </table:table-cell>
          <table:table-cell office:value-type="float" office:value="1053.2749295837" calcext:value-type="float">
            <text:p>1053.2749295837</text:p>
          </table:table-cell>
          <table:table-cell office:value-type="float" office:value="1069.5631091305" calcext:value-type="float">
            <text:p>1069.5631091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6"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29:17.181481000</meta:creation-date>
    <dc:date>2017-05-24T12:01:00.730861000</dc:date>
    <meta:editing-duration>PT31M41S</meta:editing-duration>
    <meta:editing-cycles>8</meta:editing-cycles>
    <meta:generator>LibreOffice/5.1.6.2$MacOSX_X86_64 LibreOffice_project/07ac168c60a517dba0f0d7bc7540f5afa45f0909</meta:generator>
    <meta:document-statistic meta:table-count="1" meta:cell-count="6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00" chart:maximum="1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399ff" draw:fill-color="#3399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cc33" draw:fill-color="#00cc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8cm" svg:height="16.39cm" xlink:href=".." xlink:type="simple" chart:class="chart:scatter" chart:style-name="ch1">
        <chart:title svg:x="7.189cm" svg:y="0.463cm" chart:style-name="ch2">
          <text:p>Rhine River, Switzerland, 1807-1957</text:p>
        </chart:title>
        <chart:legend chart:legend-position="bottom" svg:x="3.73cm" svg:y="15.607cm" style:legend-expansion="wide" chart:style-name="ch3"/>
        <chart:plot-area chart:style-name="ch4" table:cell-range-address="Sheet1.A1:Sheet1.D151" chart:data-source-has-labels="row" svg:x="1.45cm" svg:y="1.595cm" svg:width="20.091cm" svg:height="12.704cm">
          <chartooo:coordinate-region svg:x="2.257cm" svg:y="1.794cm" svg:width="18.819cm" svg:height="11.858cm"/>
          <chart:axis chart:dimension="x" chart:name="primary-x" chart:style-name="ch5">
            <chart:title svg:x="9.93cm" svg:y="14.626cm" chart:style-name="ch6">
              <text:p>Year of Measurement</text:p>
            </chart:title>
          </chart:axis>
          <chart:axis chart:dimension="y" chart:name="primary-y" chart:style-name="ch7">
            <chart:title svg:x="0.451cm" svg:y="8.798cm" chart:style-name="ch8">
              <text:p>River Level</text:p>
            </chart:title>
            <chart:grid chart:style-name="ch9" chart:class="major"/>
          </chart:axis>
          <chart:series chart:style-name="ch10" chart:values-cell-range-address="Sheet1.B2:Sheet1.B151" chart:label-cell-address="Sheet1.B1:Sheet1.B1" chart:class="chart:scatter">
            <chart:domain table:cell-range-address="Sheet1.A2:Sheet1.A151"/>
            <chart:data-point chart:repeated="150"/>
          </chart:series>
          <chart:series chart:style-name="ch11" chart:values-cell-range-address="Sheet1.C2:Sheet1.C151" chart:label-cell-address="Sheet1.C1:Sheet1.C1" chart:class="chart:scatter">
            <chart:data-point chart:repeated="150"/>
          </chart:series>
          <chart:series chart:style-name="ch12" chart:values-cell-range-address="Sheet1.D2:Sheet1.D151" chart:label-cell-address="Sheet1.D1:Sheet1.D1" chart:class="chart:scatter">
            <chart:data-point chart:repeated="1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sured Value</text:p>
                <draw:g>
                  <svg:desc>Sheet1.B1:Sheet1.B1</svg:desc>
                </draw:g>
              </table:table-cell>
              <table:table-cell office:value-type="string">
                <text:p>MLP Pair Predicted Value</text:p>
                <draw:g>
                  <svg:desc>Sheet1.C1:Sheet1.C1</svg:desc>
                </draw:g>
              </table:table-cell>
              <table:table-cell office:value-type="string">
                <text:p>Tree Layers Feed-Forward Neural Network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1</svg:desc>
                </draw:g>
              </table:table-cell>
              <table:table-cell office:value-type="float" office:value="864.884">
                <text:p>864.884</text:p>
                <draw:g>
                  <svg:desc>Sheet1.B2:Sheet1.B151</svg:desc>
                </draw:g>
              </table:table-cell>
              <table:table-cell office:value-type="float" office:value="869.3278183027">
                <text:p>869.3278183027</text:p>
                <draw:g>
                  <svg:desc>Sheet1.C2:Sheet1.C151</svg:desc>
                </draw:g>
              </table:table-cell>
              <table:table-cell office:value-type="float" office:value="831.4482553556">
                <text:p>831.4482553556</text:p>
                <draw:g>
                  <svg:desc>Sheet1.D2:Sheet1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33.141">
                <text:p>1033.141</text:p>
              </table:table-cell>
              <table:table-cell office:value-type="float" office:value="1049.1346225958">
                <text:p>1049.1346225958</text:p>
              </table:table-cell>
              <table:table-cell office:value-type="float" office:value="986.2770179804">
                <text:p>986.2770179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26.9233">
                <text:p>826.9233</text:p>
              </table:table-cell>
              <table:table-cell office:value-type="float" office:value="821.5664513334">
                <text:p>821.5664513334</text:p>
              </table:table-cell>
              <table:table-cell office:value-type="float" office:value="872.3945558098">
                <text:p>872.3945558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18.777">
                <text:p>1018.777</text:p>
              </table:table-cell>
              <table:table-cell office:value-type="float" office:value="1016.6232412742">
                <text:p>1016.6232412742</text:p>
              </table:table-cell>
              <table:table-cell office:value-type="float" office:value="1046.1072073009">
                <text:p>1046.1072073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18.296">
                <text:p>1118.296</text:p>
              </table:table-cell>
              <table:table-cell office:value-type="float" office:value="1112.4657594181">
                <text:p>1112.4657594181</text:p>
              </table:table-cell>
              <table:table-cell office:value-type="float" office:value="1068.3004533381">
                <text:p>1068.3004533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00.854">
                <text:p>1100.854</text:p>
              </table:table-cell>
              <table:table-cell office:value-type="float" office:value="1071.0854632094">
                <text:p>1071.0854632094</text:p>
              </table:table-cell>
              <table:table-cell office:value-type="float" office:value="1071.5479495967">
                <text:p>1071.5479495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78.7654">
                <text:p>978.7654</text:p>
              </table:table-cell>
              <table:table-cell office:value-type="float" office:value="955.6854308472">
                <text:p>955.6854308472</text:p>
              </table:table-cell>
              <table:table-cell office:value-type="float" office:value="1018.2884784914">
                <text:p>1018.2884784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32.659">
                <text:p>1132.659</text:p>
              </table:table-cell>
              <table:table-cell office:value-type="float" office:value="1138.7179982086">
                <text:p>1138.7179982086</text:p>
              </table:table-cell>
              <table:table-cell office:value-type="float" office:value="1107.6570011258">
                <text:p>1107.6570011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91.683">
                <text:p>1291.683</text:p>
              </table:table-cell>
              <table:table-cell office:value-type="float" office:value="1314.3653156141">
                <text:p>1314.3653156141</text:p>
              </table:table-cell>
              <table:table-cell office:value-type="float" office:value="1254.8919862806">
                <text:p>1254.8919862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66.096">
                <text:p>1466.096</text:p>
              </table:table-cell>
              <table:table-cell office:value-type="float" office:value="1459.4163439136">
                <text:p>1459.4163439136</text:p>
              </table:table-cell>
              <table:table-cell office:value-type="float" office:value="1453.9179274566">
                <text:p>1453.9179274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4.4021">
                <text:p>964.4021</text:p>
              </table:table-cell>
              <table:table-cell office:value-type="float" office:value="957.3191058873">
                <text:p>957.3191058873</text:p>
              </table:table-cell>
              <table:table-cell office:value-type="float" office:value="935.7838183562">
                <text:p>935.7838183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19.7417">
                <text:p>819.7417</text:p>
              </table:table-cell>
              <table:table-cell office:value-type="float" office:value="800.7725126615">
                <text:p>800.7725126615</text:p>
              </table:table-cell>
              <table:table-cell office:value-type="float" office:value="825.5617372668">
                <text:p>825.5617372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54.1426">
                <text:p>954.1426</text:p>
              </table:table-cell>
              <table:table-cell office:value-type="float" office:value="944.693770885">
                <text:p>944.693770885</text:p>
              </table:table-cell>
              <table:table-cell office:value-type="float" office:value="992.333200154">
                <text:p>992.33320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92.646">
                <text:p>1092.646</text:p>
              </table:table-cell>
              <table:table-cell office:value-type="float" office:value="1094.2762301836">
                <text:p>1094.2762301836</text:p>
              </table:table-cell>
              <table:table-cell office:value-type="float" office:value="1111.5652671985">
                <text:p>1111.5652671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45.9348">
                <text:p>945.9348</text:p>
              </table:table-cell>
              <table:table-cell office:value-type="float" office:value="956.9357190949">
                <text:p>956.9357190949</text:p>
              </table:table-cell>
              <table:table-cell office:value-type="float" office:value="899.8467065567">
                <text:p>899.8467065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37.244">
                <text:p>1037.244</text:p>
              </table:table-cell>
              <table:table-cell office:value-type="float" office:value="1015.9447539743">
                <text:p>1015.9447539743</text:p>
              </table:table-cell>
              <table:table-cell office:value-type="float" office:value="1005.0702700529">
                <text:p>1005.0702700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43.944">
                <text:p>1143.944</text:p>
              </table:table-cell>
              <table:table-cell office:value-type="float" office:value="1158.0648743197">
                <text:p>1158.0648743197</text:p>
              </table:table-cell>
              <table:table-cell office:value-type="float" office:value="1121.11000293">
                <text:p>1121.11000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12.139">
                <text:p>1112.139</text:p>
              </table:table-cell>
              <table:table-cell office:value-type="float" office:value="1095.5930419296">
                <text:p>1095.5930419296</text:p>
              </table:table-cell>
              <table:table-cell office:value-type="float" office:value="1133.6137983063">
                <text:p>1133.6137983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95.6628">
                <text:p>895.6628</text:p>
              </table:table-cell>
              <table:table-cell office:value-type="float" office:value="898.0273780086">
                <text:p>898.0273780086</text:p>
              </table:table-cell>
              <table:table-cell office:value-type="float" office:value="899.03661565">
                <text:p>899.03661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75.206">
                <text:p>1075.206</text:p>
              </table:table-cell>
              <table:table-cell office:value-type="float" office:value="1089.1746768967">
                <text:p>1089.1746768967</text:p>
              </table:table-cell>
              <table:table-cell office:value-type="float" office:value="1097.9994905142">
                <text:p>1097.9994905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43.401">
                <text:p>1043.401</text:p>
              </table:table-cell>
              <table:table-cell office:value-type="float" office:value="1025.8256610264">
                <text:p>1025.8256610264</text:p>
              </table:table-cell>
              <table:table-cell office:value-type="float" office:value="1084.5390404553">
                <text:p>1084.5390404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88.4812">
                <text:p>888.4812</text:p>
              </table:table-cell>
              <table:table-cell office:value-type="float" office:value="874.980579318">
                <text:p>874.980579318</text:p>
              </table:table-cell>
              <table:table-cell office:value-type="float" office:value="892.7859944682">
                <text:p>892.7859944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44.426">
                <text:p>1044.426</text:p>
              </table:table-cell>
              <table:table-cell office:value-type="float" office:value="1071.0541274711">
                <text:p>1071.0541274711</text:p>
              </table:table-cell>
              <table:table-cell office:value-type="float" office:value="1001.7661924269">
                <text:p>1001.7661924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71.164">
                <text:p>1271.164</text:p>
              </table:table-cell>
              <table:table-cell office:value-type="float" office:value="1278.202436918">
                <text:p>1278.202436918</text:p>
              </table:table-cell>
              <table:table-cell office:value-type="float" office:value="1261.2141223972">
                <text:p>1261.2141223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09.4822">
                <text:p>809.4822</text:p>
              </table:table-cell>
              <table:table-cell office:value-type="float" office:value="807.714564196">
                <text:p>807.714564196</text:p>
              </table:table-cell>
              <table:table-cell office:value-type="float" office:value="828.0403793438">
                <text:p>828.0403793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18.2339">
                <text:p>918.2339</text:p>
              </table:table-cell>
              <table:table-cell office:value-type="float" office:value="945.5068208187">
                <text:p>945.5068208187</text:p>
              </table:table-cell>
              <table:table-cell office:value-type="float" office:value="964.4535266156">
                <text:p>964.4535266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61.3242">
                <text:p>961.3242</text:p>
              </table:table-cell>
              <table:table-cell office:value-type="float" office:value="970.9350855803">
                <text:p>970.9350855803</text:p>
              </table:table-cell>
              <table:table-cell office:value-type="float" office:value="935.6677173101">
                <text:p>935.6677173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44.3647">
                <text:p>844.3647</text:p>
              </table:table-cell>
              <table:table-cell office:value-type="float" office:value="856.2510797027">
                <text:p>856.2510797027</text:p>
              </table:table-cell>
              <table:table-cell office:value-type="float" office:value="853.4747727527">
                <text:p>853.4747727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90.533">
                <text:p>890.533</text:p>
              </table:table-cell>
              <table:table-cell office:value-type="float" office:value="867.4497903342">
                <text:p>867.4497903342</text:p>
              </table:table-cell>
              <table:table-cell office:value-type="float" office:value="917.881463984">
                <text:p>917.881463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63.438">
                <text:p>1163.438</text:p>
              </table:table-cell>
              <table:table-cell office:value-type="float" office:value="1184.6358081404">
                <text:p>1184.6358081404</text:p>
              </table:table-cell>
              <table:table-cell office:value-type="float" office:value="1179.4141293111">
                <text:p>1179.4141293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86.9731">
                <text:p>986.9731</text:p>
              </table:table-cell>
              <table:table-cell office:value-type="float" office:value="1003.7274494432">
                <text:p>1003.7274494432</text:p>
              </table:table-cell>
              <table:table-cell office:value-type="float" office:value="1035.3428587505">
                <text:p>1035.3428587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54.686">
                <text:p>1054.686</text:p>
              </table:table-cell>
              <table:table-cell office:value-type="float" office:value="1046.4725740992">
                <text:p>1046.4725740992</text:p>
              </table:table-cell>
              <table:table-cell office:value-type="float" office:value="1072.2725169317">
                <text:p>1072.2725169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95.6628">
                <text:p>895.6628</text:p>
              </table:table-cell>
              <table:table-cell office:value-type="float" office:value="896.8961184063">
                <text:p>896.8961184063</text:p>
              </table:table-cell>
              <table:table-cell office:value-type="float" office:value="862.8887614794">
                <text:p>862.8887614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97.776">
                <text:p>1097.776</text:p>
              </table:table-cell>
              <table:table-cell office:value-type="float" office:value="1125.1747730726">
                <text:p>1125.1747730726</text:p>
              </table:table-cell>
              <table:table-cell office:value-type="float" office:value="1051.9442744449">
                <text:p>1051.9442744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15.156">
                <text:p>915.156</text:p>
              </table:table-cell>
              <table:table-cell office:value-type="float" office:value="917.0542073543">
                <text:p>917.0542073543</text:p>
              </table:table-cell>
              <table:table-cell office:value-type="float" office:value="933.6680875492">
                <text:p>933.6680875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79.853">
                <text:p>1179.853</text:p>
              </table:table-cell>
              <table:table-cell office:value-type="float" office:value="1164.4216301211">
                <text:p>1164.4216301211</text:p>
              </table:table-cell>
              <table:table-cell office:value-type="float" office:value="1179.8388169059">
                <text:p>1179.8388169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19.321">
                <text:p>1119.321</text:p>
              </table:table-cell>
              <table:table-cell office:value-type="float" office:value="1097.937840662">
                <text:p>1097.937840662</text:p>
              </table:table-cell>
              <table:table-cell office:value-type="float" office:value="1136.8891598514">
                <text:p>1136.8891598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43.401">
                <text:p>1043.401</text:p>
              </table:table-cell>
              <table:table-cell office:value-type="float" office:value="1042.9513762046">
                <text:p>1042.9513762046</text:p>
              </table:table-cell>
              <table:table-cell office:value-type="float" office:value="1090.0886504518">
                <text:p>1090.0886504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37.307">
                <text:p>1237.307</text:p>
              </table:table-cell>
              <table:table-cell office:value-type="float" office:value="1264.3303166568">
                <text:p>1264.3303166568</text:p>
              </table:table-cell>
              <table:table-cell office:value-type="float" office:value="1234.4561914783">
                <text:p>1234.4561914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80.879">
                <text:p>1180.879</text:p>
              </table:table-cell>
              <table:table-cell office:value-type="float" office:value="1152.9950805893">
                <text:p>1152.9950805893</text:p>
              </table:table-cell>
              <table:table-cell office:value-type="float" office:value="1185.7030266261">
                <text:p>1185.7030266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72.0657">
                <text:p>872.0657</text:p>
              </table:table-cell>
              <table:table-cell office:value-type="float" office:value="845.7683485032">
                <text:p>845.7683485032</text:p>
              </table:table-cell>
              <table:table-cell office:value-type="float" office:value="866.2648342579">
                <text:p>866.2648342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57.2205">
                <text:p>957.2205</text:p>
              </table:table-cell>
              <table:table-cell office:value-type="float" office:value="929.4244759782">
                <text:p>929.4244759782</text:p>
              </table:table-cell>
              <table:table-cell office:value-type="float" office:value="978.2148891329">
                <text:p>978.21488913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79.309">
                <text:p>1079.309</text:p>
              </table:table-cell>
              <table:table-cell office:value-type="float" office:value="1102.3712001882">
                <text:p>1102.3712001882</text:p>
              </table:table-cell>
              <table:table-cell office:value-type="float" office:value="1076.1182720187">
                <text:p>1076.1182720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73.697">
                <text:p>1173.697</text:p>
              </table:table-cell>
              <table:table-cell office:value-type="float" office:value="1157.5409429591">
                <text:p>1157.5409429591</text:p>
              </table:table-cell>
              <table:table-cell office:value-type="float" office:value="1125.8276706085">
                <text:p>1125.8276706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83.413">
                <text:p>1083.413</text:p>
              </table:table-cell>
              <table:table-cell office:value-type="float" office:value="1086.3365209059">
                <text:p>1086.3365209059</text:p>
              </table:table-cell>
              <table:table-cell office:value-type="float" office:value="1093.8179715847">
                <text:p>1093.81797158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239.359">
                <text:p>1239.359</text:p>
              </table:table-cell>
              <table:table-cell office:value-type="float" office:value="1256.5845681961">
                <text:p>1256.5845681961</text:p>
              </table:table-cell>
              <table:table-cell office:value-type="float" office:value="1200.9738710227">
                <text:p>1200.9738710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51.5464">
                <text:p>851.5464</text:p>
              </table:table-cell>
              <table:table-cell office:value-type="float" office:value="826.4509404583">
                <text:p>826.4509404583</text:p>
              </table:table-cell>
              <table:table-cell office:value-type="float" office:value="812.9963514423">
                <text:p>812.9963514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77.801">
                <text:p>1177.801</text:p>
              </table:table-cell>
              <table:table-cell office:value-type="float" office:value="1196.9393181138">
                <text:p>1196.9393181138</text:p>
              </table:table-cell>
              <table:table-cell office:value-type="float" office:value="1214.9399087448">
                <text:p>1214.9399087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54.1426">
                <text:p>954.1426</text:p>
              </table:table-cell>
              <table:table-cell office:value-type="float" office:value="945.7357774341">
                <text:p>945.7357774341</text:p>
              </table:table-cell>
              <table:table-cell office:value-type="float" office:value="986.0189960121">
                <text:p>986.0189960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83.833">
                <text:p>783.833</text:p>
              </table:table-cell>
              <table:table-cell office:value-type="float" office:value="762.0918959483">
                <text:p>762.0918959483</text:p>
              </table:table-cell>
              <table:table-cell office:value-type="float" office:value="814.4518699935">
                <text:p>814.4518699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01.7563">
                <text:p>701.7563</text:p>
              </table:table-cell>
              <table:table-cell office:value-type="float" office:value="725.7607938562">
                <text:p>725.7607938562</text:p>
              </table:table-cell>
              <table:table-cell office:value-type="float" office:value="733.789790229">
                <text:p>733.789790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72.0657">
                <text:p>872.0657</text:p>
              </table:table-cell>
              <table:table-cell office:value-type="float" office:value="867.6447887063">
                <text:p>867.6447887063</text:p>
              </table:table-cell>
              <table:table-cell office:value-type="float" office:value="841.8734732488">
                <text:p>841.8734732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28.073">
                <text:p>1228.073</text:p>
              </table:table-cell>
              <table:table-cell office:value-type="float" office:value="1217.9287008853">
                <text:p>1217.9287008853</text:p>
              </table:table-cell>
              <table:table-cell office:value-type="float" office:value="1221.9357477937">
                <text:p>1221.9357477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43.401">
                <text:p>1043.401</text:p>
              </table:table-cell>
              <table:table-cell office:value-type="float" office:value="1048.6953872419">
                <text:p>1048.6953872419</text:p>
              </table:table-cell>
              <table:table-cell office:value-type="float" office:value="1081.8443785263">
                <text:p>1081.8443785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51.5464">
                <text:p>851.5464</text:p>
              </table:table-cell>
              <table:table-cell office:value-type="float" office:value="857.3875291962">
                <text:p>857.3875291962</text:p>
              </table:table-cell>
              <table:table-cell office:value-type="float" office:value="864.9122146942">
                <text:p>864.9122146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03.8704">
                <text:p>903.8704</text:p>
              </table:table-cell>
              <table:table-cell office:value-type="float" office:value="910.7792721782">
                <text:p>910.7792721782</text:p>
              </table:table-cell>
              <table:table-cell office:value-type="float" office:value="914.5511228308">
                <text:p>914.5511228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61.3242">
                <text:p>961.3242</text:p>
              </table:table-cell>
              <table:table-cell office:value-type="float" office:value="990.3259252819">
                <text:p>990.3259252819</text:p>
              </table:table-cell>
              <table:table-cell office:value-type="float" office:value="989.962672598">
                <text:p>989.962672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62.2881">
                <text:p>762.2881</text:p>
              </table:table-cell>
              <table:table-cell office:value-type="float" office:value="786.7755640138">
                <text:p>786.7755640138</text:p>
              </table:table-cell>
              <table:table-cell office:value-type="float" office:value="746.1169318778">
                <text:p>746.1169318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60.2981">
                <text:p>960.2981</text:p>
              </table:table-cell>
              <table:table-cell office:value-type="float" office:value="938.4836836914">
                <text:p>938.4836836914</text:p>
              </table:table-cell>
              <table:table-cell office:value-type="float" office:value="912.4620472786">
                <text:p>912.4620472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60.904">
                <text:p>1260.904</text:p>
              </table:table-cell>
              <table:table-cell office:value-type="float" office:value="1278.1122979376">
                <text:p>1278.1122979376</text:p>
              </table:table-cell>
              <table:table-cell office:value-type="float" office:value="1220.4575717401">
                <text:p>1220.4575717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06.466">
                <text:p>1006.466</text:p>
              </table:table-cell>
              <table:table-cell office:value-type="float" office:value="1030.0424162906">
                <text:p>1030.0424162906</text:p>
              </table:table-cell>
              <table:table-cell office:value-type="float" office:value="992.1958180329">
                <text:p>992.19581803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10.57">
                <text:p>1010.57</text:p>
              </table:table-cell>
              <table:table-cell office:value-type="float" office:value="1026.7359814818">
                <text:p>1026.7359814818</text:p>
              </table:table-cell>
              <table:table-cell office:value-type="float" office:value="1035.8216568105">
                <text:p>1035.8216568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95.1187">
                <text:p>795.1187</text:p>
              </table:table-cell>
              <table:table-cell office:value-type="float" office:value="766.4216078111">
                <text:p>766.4216078111</text:p>
              </table:table-cell>
              <table:table-cell office:value-type="float" office:value="783.0127002709">
                <text:p>783.01270027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04.414">
                <text:p>1004.414</text:p>
              </table:table-cell>
              <table:table-cell office:value-type="float" office:value="1012.9184025529">
                <text:p>1012.9184025529</text:p>
              </table:table-cell>
              <table:table-cell office:value-type="float" office:value="960.9053061754">
                <text:p>960.9053061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15.156">
                <text:p>915.156</text:p>
              </table:table-cell>
              <table:table-cell office:value-type="float" office:value="886.7479278504">
                <text:p>886.7479278504</text:p>
              </table:table-cell>
              <table:table-cell office:value-type="float" office:value="868.8358086773">
                <text:p>868.8358086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21.855">
                <text:p>1021.855</text:p>
              </table:table-cell>
              <table:table-cell office:value-type="float" office:value="1028.5336547877">
                <text:p>1028.5336547877</text:p>
              </table:table-cell>
              <table:table-cell office:value-type="float" office:value="997.3996696843">
                <text:p>997.3996696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36.157">
                <text:p>836.157</text:p>
              </table:table-cell>
              <table:table-cell office:value-type="float" office:value="845.5062647894">
                <text:p>845.5062647894</text:p>
              </table:table-cell>
              <table:table-cell office:value-type="float" office:value="843.3446800773">
                <text:p>843.3446800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46.4167">
                <text:p>846.4167</text:p>
              </table:table-cell>
              <table:table-cell office:value-type="float" office:value="865.4926734709">
                <text:p>865.4926734709</text:p>
              </table:table-cell>
              <table:table-cell office:value-type="float" office:value="805.7516704939">
                <text:p>805.75167049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47.084">
                <text:p>1347.084</text:p>
              </table:table-cell>
              <table:table-cell office:value-type="float" office:value="1350.6781162934">
                <text:p>1350.6781162934</text:p>
              </table:table-cell>
              <table:table-cell office:value-type="float" office:value="1376.2780859776">
                <text:p>1376.2780859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64.464">
                <text:p>1164.464</text:p>
              </table:table-cell>
              <table:table-cell office:value-type="float" office:value="1178.0803446796">
                <text:p>1178.0803446796</text:p>
              </table:table-cell>
              <table:table-cell office:value-type="float" office:value="1135.2810474084">
                <text:p>1135.2810474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39.841">
                <text:p>1139.841</text:p>
              </table:table-cell>
              <table:table-cell office:value-type="float" office:value="1160.1305266806">
                <text:p>1160.1305266806</text:p>
              </table:table-cell>
              <table:table-cell office:value-type="float" office:value="1104.0741507977">
                <text:p>1104.07415079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38.814">
                <text:p>1138.814</text:p>
              </table:table-cell>
              <table:table-cell office:value-type="float" office:value="1114.3766425603">
                <text:p>1114.3766425603</text:p>
              </table:table-cell>
              <table:table-cell office:value-type="float" office:value="1175.1803844596">
                <text:p>1175.1803844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19.2598">
                <text:p>919.2598</text:p>
              </table:table-cell>
              <table:table-cell office:value-type="float" office:value="930.7311086741">
                <text:p>930.7311086741</text:p>
              </table:table-cell>
              <table:table-cell office:value-type="float" office:value="954.9212789604">
                <text:p>954.92127896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70.619">
                <text:p>1170.619</text:p>
              </table:table-cell>
              <table:table-cell office:value-type="float" office:value="1164.1795456415">
                <text:p>1164.1795456415</text:p>
              </table:table-cell>
              <table:table-cell office:value-type="float" office:value="1216.2293229024">
                <text:p>1216.2293229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71.0396">
                <text:p>871.0396</text:p>
              </table:table-cell>
              <table:table-cell office:value-type="float" office:value="847.2105412462">
                <text:p>847.2105412462</text:p>
              </table:table-cell>
              <table:table-cell office:value-type="float" office:value="917.1167505591">
                <text:p>917.11675055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56.801">
                <text:p>1256.801</text:p>
              </table:table-cell>
              <table:table-cell office:value-type="float" office:value="1285.4472483484">
                <text:p>1285.4472483484</text:p>
              </table:table-cell>
              <table:table-cell office:value-type="float" office:value="1221.5367440632">
                <text:p>1221.5367440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03.8704">
                <text:p>903.8704</text:p>
              </table:table-cell>
              <table:table-cell office:value-type="float" office:value="927.9654519426">
                <text:p>927.9654519426</text:p>
              </table:table-cell>
              <table:table-cell office:value-type="float" office:value="924.1033860015">
                <text:p>924.1033860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79.1853">
                <text:p>679.1853</text:p>
              </table:table-cell>
              <table:table-cell office:value-type="float" office:value="693.313060411">
                <text:p>693.313060411</text:p>
              </table:table-cell>
              <table:table-cell office:value-type="float" office:value="649.4255785407">
                <text:p>649.42557854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78.7654">
                <text:p>978.7654</text:p>
              </table:table-cell>
              <table:table-cell office:value-type="float" office:value="1005.3249666695">
                <text:p>1005.3249666695</text:p>
              </table:table-cell>
              <table:table-cell office:value-type="float" office:value="949.3715155644">
                <text:p>949.3715155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49.4946">
                <text:p>849.4946</text:p>
              </table:table-cell>
              <table:table-cell office:value-type="float" office:value="876.2063346916">
                <text:p>876.2063346916</text:p>
              </table:table-cell>
              <table:table-cell office:value-type="float" office:value="853.3591352315">
                <text:p>853.3591352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31.633">
                <text:p>1131.633</text:p>
              </table:table-cell>
              <table:table-cell office:value-type="float" office:value="1107.8292971094">
                <text:p>1107.8292971094</text:p>
              </table:table-cell>
              <table:table-cell office:value-type="float" office:value="1169.0861930485">
                <text:p>1169.0861930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62.894">
                <text:p>1062.894</text:p>
              </table:table-cell>
              <table:table-cell office:value-type="float" office:value="1077.7068185213">
                <text:p>1077.7068185213</text:p>
              </table:table-cell>
              <table:table-cell office:value-type="float" office:value="1015.0516628608">
                <text:p>1015.05166286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98.2588">
                <text:p>998.2588</text:p>
              </table:table-cell>
              <table:table-cell office:value-type="float" office:value="1015.1850363651">
                <text:p>1015.1850363651</text:p>
              </table:table-cell>
              <table:table-cell office:value-type="float" office:value="981.7666136895">
                <text:p>981.76661368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06.466">
                <text:p>1006.466</text:p>
              </table:table-cell>
              <table:table-cell office:value-type="float" office:value="1013.3666872936">
                <text:p>1013.3666872936</text:p>
              </table:table-cell>
              <table:table-cell office:value-type="float" office:value="990.4977514619">
                <text:p>990.4977514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47.504">
                <text:p>1047.504</text:p>
              </table:table-cell>
              <table:table-cell office:value-type="float" office:value="1069.8347630185">
                <text:p>1069.8347630185</text:p>
              </table:table-cell>
              <table:table-cell office:value-type="float" office:value="1043.6179482206">
                <text:p>1043.61794822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05.3784">
                <text:p>805.3784</text:p>
              </table:table-cell>
              <table:table-cell office:value-type="float" office:value="834.4354086623">
                <text:p>834.4354086623</text:p>
              </table:table-cell>
              <table:table-cell office:value-type="float" office:value="840.7990841913">
                <text:p>840.79908419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98.1965">
                <text:p>798.1965</text:p>
              </table:table-cell>
              <table:table-cell office:value-type="float" office:value="793.4662896327">
                <text:p>793.4662896327</text:p>
              </table:table-cell>
              <table:table-cell office:value-type="float" office:value="840.6759105976">
                <text:p>840.6759105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46.4167">
                <text:p>846.4167</text:p>
              </table:table-cell>
              <table:table-cell office:value-type="float" office:value="866.4754601974">
                <text:p>866.4754601974</text:p>
              </table:table-cell>
              <table:table-cell office:value-type="float" office:value="880.7899079473">
                <text:p>880.78990794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28.556">
                <text:p>1128.556</text:p>
              </table:table-cell>
              <table:table-cell office:value-type="float" office:value="1111.1238810514">
                <text:p>1111.1238810514</text:p>
              </table:table-cell>
              <table:table-cell office:value-type="float" office:value="1131.7475255317">
                <text:p>1131.74752553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54.266">
                <text:p>1354.266</text:p>
              </table:table-cell>
              <table:table-cell office:value-type="float" office:value="1369.9961385251">
                <text:p>1369.9961385251</text:p>
              </table:table-cell>
              <table:table-cell office:value-type="float" office:value="1399.7627172889">
                <text:p>1399.7627172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72.6099">
                <text:p>972.6099</text:p>
              </table:table-cell>
              <table:table-cell office:value-type="float" office:value="984.4467712904">
                <text:p>984.4467712904</text:p>
              </table:table-cell>
              <table:table-cell office:value-type="float" office:value="971.8920355141">
                <text:p>971.8920355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55.1685">
                <text:p>955.1685</text:p>
              </table:table-cell>
              <table:table-cell office:value-type="float" office:value="951.5416677103">
                <text:p>951.5416677103</text:p>
              </table:table-cell>
              <table:table-cell office:value-type="float" office:value="922.9212291384">
                <text:p>922.9212291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49.0127">
                <text:p>949.0127</text:p>
              </table:table-cell>
              <table:table-cell office:value-type="float" office:value="955.6045282027">
                <text:p>955.6045282027</text:p>
              </table:table-cell>
              <table:table-cell office:value-type="float" office:value="907.6221610592">
                <text:p>907.6221610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16.726">
                <text:p>1016.726</text:p>
              </table:table-cell>
              <table:table-cell office:value-type="float" office:value="999.7429273882">
                <text:p>999.7429273882</text:p>
              </table:table-cell>
              <table:table-cell office:value-type="float" office:value="969.5548696483">
                <text:p>969.55486964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54.686">
                <text:p>1054.686</text:p>
              </table:table-cell>
              <table:table-cell office:value-type="float" office:value="1074.1469355937">
                <text:p>1074.1469355937</text:p>
              </table:table-cell>
              <table:table-cell office:value-type="float" office:value="1036.1437190729">
                <text:p>1036.14371907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2.6099">
                <text:p>972.6099</text:p>
              </table:table-cell>
              <table:table-cell office:value-type="float" office:value="968.8816009561">
                <text:p>968.8816009561</text:p>
              </table:table-cell>
              <table:table-cell office:value-type="float" office:value="984.1699712874">
                <text:p>984.16997128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18.777">
                <text:p>1018.777</text:p>
              </table:table-cell>
              <table:table-cell office:value-type="float" office:value="1023.1381750922">
                <text:p>1023.1381750922</text:p>
              </table:table-cell>
              <table:table-cell office:value-type="float" office:value="973.0508779649">
                <text:p>973.05087796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04.414">
                <text:p>1004.414</text:p>
              </table:table-cell>
              <table:table-cell office:value-type="float" office:value="1032.436619076">
                <text:p>1032.436619076</text:p>
              </table:table-cell>
              <table:table-cell office:value-type="float" office:value="998.8248506772">
                <text:p>998.8248506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15.218">
                <text:p>1115.218</text:p>
              </table:table-cell>
              <table:table-cell office:value-type="float" office:value="1129.4283401414">
                <text:p>1129.4283401414</text:p>
              </table:table-cell>
              <table:table-cell office:value-type="float" office:value="1108.7173316497">
                <text:p>1108.71733164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6.4541">
                <text:p>966.4541</text:p>
              </table:table-cell>
              <table:table-cell office:value-type="float" office:value="966.765074624">
                <text:p>966.765074624</text:p>
              </table:table-cell>
              <table:table-cell office:value-type="float" office:value="1009.814246469">
                <text:p>1009.8142464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49.0127">
                <text:p>949.0127</text:p>
              </table:table-cell>
              <table:table-cell office:value-type="float" office:value="921.1954577587">
                <text:p>921.1954577587</text:p>
              </table:table-cell>
              <table:table-cell office:value-type="float" office:value="963.0862666696">
                <text:p>963.0862666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18.7158">
                <text:p>818.7158</text:p>
              </table:table-cell>
              <table:table-cell office:value-type="float" office:value="816.0718384279">
                <text:p>816.0718384279</text:p>
              </table:table-cell>
              <table:table-cell office:value-type="float" office:value="793.156141983">
                <text:p>793.1561419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68.629">
                <text:p>1368.629</text:p>
              </table:table-cell>
              <table:table-cell office:value-type="float" office:value="1398.2260683791">
                <text:p>1398.2260683791</text:p>
              </table:table-cell>
              <table:table-cell office:value-type="float" office:value="1339.8655784039">
                <text:p>1339.86557840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74.6616">
                <text:p>974.6616</text:p>
              </table:table-cell>
              <table:table-cell office:value-type="float" office:value="958.2384330381">
                <text:p>958.2384330381</text:p>
              </table:table-cell>
              <table:table-cell office:value-type="float" office:value="961.0579134442">
                <text:p>961.0579134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69.049">
                <text:p>1069.049</text:p>
              </table:table-cell>
              <table:table-cell office:value-type="float" office:value="1093.0002344115">
                <text:p>1093.0002344115</text:p>
              </table:table-cell>
              <table:table-cell office:value-type="float" office:value="1039.6091880453">
                <text:p>1039.60918804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6.998">
                <text:p>1066.998</text:p>
              </table:table-cell>
              <table:table-cell office:value-type="float" office:value="1085.3374175015">
                <text:p>1085.3374175015</text:p>
              </table:table-cell>
              <table:table-cell office:value-type="float" office:value="1023.7304740395">
                <text:p>1023.73047403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03.994">
                <text:p>1303.994</text:p>
              </table:table-cell>
              <table:table-cell office:value-type="float" office:value="1293.7466258555">
                <text:p>1293.7466258555</text:p>
              </table:table-cell>
              <table:table-cell office:value-type="float" office:value="1305.1799442363">
                <text:p>1305.17994423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00.854">
                <text:p>1100.854</text:p>
              </table:table-cell>
              <table:table-cell office:value-type="float" office:value="1096.9639997176">
                <text:p>1096.9639997176</text:p>
              </table:table-cell>
              <table:table-cell office:value-type="float" office:value="1117.6775216735">
                <text:p>1117.67752167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96.269">
                <text:p>1196.269</text:p>
              </table:table-cell>
              <table:table-cell office:value-type="float" office:value="1168.3468324318">
                <text:p>1168.3468324318</text:p>
              </table:table-cell>
              <table:table-cell office:value-type="float" office:value="1165.3908045106">
                <text:p>1165.3908045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49.074">
                <text:p>1149.074</text:p>
              </table:table-cell>
              <table:table-cell office:value-type="float" office:value="1148.5128608157">
                <text:p>1148.5128608157</text:p>
              </table:table-cell>
              <table:table-cell office:value-type="float" office:value="1197.6458955054">
                <text:p>1197.6458955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35.6753">
                <text:p>935.6753</text:p>
              </table:table-cell>
              <table:table-cell office:value-type="float" office:value="950.3393258187">
                <text:p>950.3393258187</text:p>
              </table:table-cell>
              <table:table-cell office:value-type="float" office:value="983.1236805849">
                <text:p>983.12368058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23.426">
                <text:p>1123.426</text:p>
              </table:table-cell>
              <table:table-cell office:value-type="float" office:value="1095.4887903307">
                <text:p>1095.4887903307</text:p>
              </table:table-cell>
              <table:table-cell office:value-type="float" office:value="1155.4688727967">
                <text:p>1155.46887279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11.114">
                <text:p>1111.114</text:p>
              </table:table-cell>
              <table:table-cell office:value-type="float" office:value="1081.3110725898">
                <text:p>1081.3110725898</text:p>
              </table:table-cell>
              <table:table-cell office:value-type="float" office:value="1139.1390298497">
                <text:p>1139.13902984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10.446">
                <text:p>610.446</text:p>
              </table:table-cell>
              <table:table-cell office:value-type="float" office:value="593.499683791">
                <text:p>593.499683791</text:p>
              </table:table-cell>
              <table:table-cell office:value-type="float" office:value="586.4067448017">
                <text:p>586.40674480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2.152">
                <text:p>1152.152</text:p>
              </table:table-cell>
              <table:table-cell office:value-type="float" office:value="1181.0656683701">
                <text:p>1181.0656683701</text:p>
              </table:table-cell>
              <table:table-cell office:value-type="float" office:value="1106.3079801065">
                <text:p>1106.3079801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03.932">
                <text:p>1103.932</text:p>
              </table:table-cell>
              <table:table-cell office:value-type="float" office:value="1127.2812961867">
                <text:p>1127.2812961867</text:p>
              </table:table-cell>
              <table:table-cell office:value-type="float" office:value="1106.0940620369">
                <text:p>1106.09406203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65.008">
                <text:p>1265.008</text:p>
              </table:table-cell>
              <table:table-cell office:value-type="float" office:value="1287.8846003625">
                <text:p>1287.8846003625</text:p>
              </table:table-cell>
              <table:table-cell office:value-type="float" office:value="1236.522460479">
                <text:p>1236.5224604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96.1448">
                <text:p>796.1448</text:p>
              </table:table-cell>
              <table:table-cell office:value-type="float" office:value="786.7248412721">
                <text:p>786.7248412721</text:p>
              </table:table-cell>
              <table:table-cell office:value-type="float" office:value="833.9044147048">
                <text:p>833.9044147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78.827">
                <text:p>1178.827</text:p>
              </table:table-cell>
              <table:table-cell office:value-type="float" office:value="1177.7873971467">
                <text:p>1177.7873971467</text:p>
              </table:table-cell>
              <table:table-cell office:value-type="float" office:value="1228.2275622989">
                <text:p>1228.2275622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7.554">
                <text:p>1207.554</text:p>
              </table:table-cell>
              <table:table-cell office:value-type="float" office:value="1209.2267765114">
                <text:p>1209.2267765114</text:p>
              </table:table-cell>
              <table:table-cell office:value-type="float" office:value="1179.6751885423">
                <text:p>1179.67518854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44.9089">
                <text:p>944.9089</text:p>
              </table:table-cell>
              <table:table-cell office:value-type="float" office:value="957.5131651199">
                <text:p>957.5131651199</text:p>
              </table:table-cell>
              <table:table-cell office:value-type="float" office:value="943.9519285109">
                <text:p>943.95192851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28.4934">
                <text:p>928.4934</text:p>
              </table:table-cell>
              <table:table-cell office:value-type="float" office:value="931.7451499052">
                <text:p>931.7451499052</text:p>
              </table:table-cell>
              <table:table-cell office:value-type="float" office:value="909.5273098361">
                <text:p>909.52730983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32.114">
                <text:p>1032.114</text:p>
              </table:table-cell>
              <table:table-cell office:value-type="float" office:value="1031.0576554995">
                <text:p>1031.0576554995</text:p>
              </table:table-cell>
              <table:table-cell office:value-type="float" office:value="1038.6631351685">
                <text:p>1038.66313516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95.304">
                <text:p>1395.304</text:p>
              </table:table-cell>
              <table:table-cell office:value-type="float" office:value="1375.3737668407">
                <text:p>1375.3737668407</text:p>
              </table:table-cell>
              <table:table-cell office:value-type="float" office:value="1404.6111074651">
                <text:p>1404.6111074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83.8953">
                <text:p>983.8953</text:p>
              </table:table-cell>
              <table:table-cell office:value-type="float" office:value="996.1135947378">
                <text:p>996.1135947378</text:p>
              </table:table-cell>
              <table:table-cell office:value-type="float" office:value="1022.0593065279">
                <text:p>1022.05930652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25.4155">
                <text:p>925.4155</text:p>
              </table:table-cell>
              <table:table-cell office:value-type="float" office:value="947.9907533623">
                <text:p>947.9907533623</text:p>
              </table:table-cell>
              <table:table-cell office:value-type="float" office:value="963.5905136953">
                <text:p>963.5905136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05.3784">
                <text:p>805.3784</text:p>
              </table:table-cell>
              <table:table-cell office:value-type="float" office:value="795.6804662709">
                <text:p>795.6804662709</text:p>
              </table:table-cell>
              <table:table-cell office:value-type="float" office:value="764.4502694705">
                <text:p>764.45026947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81.361">
                <text:p>1081.361</text:p>
              </table:table-cell>
              <table:table-cell office:value-type="float" office:value="1099.3120753599">
                <text:p>1099.3120753599</text:p>
              </table:table-cell>
              <table:table-cell office:value-type="float" office:value="1129.0906369883">
                <text:p>1129.0906369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31.696">
                <text:p>1331.696</text:p>
              </table:table-cell>
              <table:table-cell office:value-type="float" office:value="1353.7418547761">
                <text:p>1353.7418547761</text:p>
              </table:table-cell>
              <table:table-cell office:value-type="float" office:value="1370.2944927659">
                <text:p>1370.29449276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42.437">
                <text:p>1242.437</text:p>
              </table:table-cell>
              <table:table-cell office:value-type="float" office:value="1243.0640314081">
                <text:p>1243.0640314081</text:p>
              </table:table-cell>
              <table:table-cell office:value-type="float" office:value="1200.7496160531">
                <text:p>1200.74961605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96.2068">
                <text:p>996.2068</text:p>
              </table:table-cell>
              <table:table-cell office:value-type="float" office:value="997.0392926003">
                <text:p>997.0392926003</text:p>
              </table:table-cell>
              <table:table-cell office:value-type="float" office:value="961.5446088161">
                <text:p>961.54460881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91.621">
                <text:p>1091.621</text:p>
              </table:table-cell>
              <table:table-cell office:value-type="float" office:value="1116.5235385292">
                <text:p>1116.5235385292</text:p>
              </table:table-cell>
              <table:table-cell office:value-type="float" office:value="1068.5928130202">
                <text:p>1068.5928130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95.304">
                <text:p>1395.304</text:p>
              </table:table-cell>
              <table:table-cell office:value-type="float" office:value="1416.2472235858">
                <text:p>1416.2472235858</text:p>
              </table:table-cell>
              <table:table-cell office:value-type="float" office:value="1419.8066751753">
                <text:p>1419.8066751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72.671">
                <text:p>1172.671</text:p>
              </table:table-cell>
              <table:table-cell office:value-type="float" office:value="1154.3346871446">
                <text:p>1154.3346871446</text:p>
              </table:table-cell>
              <table:table-cell office:value-type="float" office:value="1139.6177600641">
                <text:p>1139.61776006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20.2859">
                <text:p>920.2859</text:p>
              </table:table-cell>
              <table:table-cell office:value-type="float" office:value="927.2347554233">
                <text:p>927.2347554233</text:p>
              </table:table-cell>
              <table:table-cell office:value-type="float" office:value="894.3279464877">
                <text:p>894.32794648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09.4822">
                <text:p>809.4822</text:p>
              </table:table-cell>
              <table:table-cell office:value-type="float" office:value="838.3241416198">
                <text:p>838.3241416198</text:p>
              </table:table-cell>
              <table:table-cell office:value-type="float" office:value="848.119005424">
                <text:p>848.1190054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67.9619">
                <text:p>867.9619</text:p>
              </table:table-cell>
              <table:table-cell office:value-type="float" office:value="885.2645291394">
                <text:p>885.2645291394</text:p>
              </table:table-cell>
              <table:table-cell office:value-type="float" office:value="890.0581489338">
                <text:p>890.05814893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34.229">
                <text:p>1234.229</text:p>
              </table:table-cell>
              <table:table-cell office:value-type="float" office:value="1217.8277064987">
                <text:p>1217.8277064987</text:p>
              </table:table-cell>
              <table:table-cell office:value-type="float" office:value="1266.1276129889">
                <text:p>1266.1276129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57.764">
                <text:p>1057.764</text:p>
              </table:table-cell>
              <table:table-cell office:value-type="float" office:value="1034.8200421441">
                <text:p>1034.8200421441</text:p>
              </table:table-cell>
              <table:table-cell office:value-type="float" office:value="1075.2936997779">
                <text:p>1075.29369977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59.2102">
                <text:p>759.2102</text:p>
              </table:table-cell>
              <table:table-cell office:value-type="float" office:value="776.7085741091">
                <text:p>776.7085741091</text:p>
              </table:table-cell>
              <table:table-cell office:value-type="float" office:value="734.3851909661">
                <text:p>734.38519096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85.464">
                <text:p>1085.464</text:p>
              </table:table-cell>
              <table:table-cell office:value-type="float" office:value="1102.6139663052">
                <text:p>1102.6139663052</text:p>
              </table:table-cell>
              <table:table-cell office:value-type="float" office:value="1128.241140679">
                <text:p>1128.2411406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53.5364">
                <text:p>653.5364</text:p>
              </table:table-cell>
              <table:table-cell office:value-type="float" office:value="675.5925280152">
                <text:p>675.5925280152</text:p>
              </table:table-cell>
              <table:table-cell office:value-type="float" office:value="627.1576889746">
                <text:p>627.1576889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76.6514">
                <text:p>776.6514</text:p>
              </table:table-cell>
              <table:table-cell office:value-type="float" office:value="752.1118761958">
                <text:p>752.1118761958</text:p>
              </table:table-cell>
              <table:table-cell office:value-type="float" office:value="756.6287334829">
                <text:p>756.62873348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80.879">
                <text:p>1180.879</text:p>
              </table:table-cell>
              <table:table-cell office:value-type="float" office:value="1180.5218273534">
                <text:p>1180.5218273534</text:p>
              </table:table-cell>
              <table:table-cell office:value-type="float" office:value="1169.6208260156">
                <text:p>1169.6208260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76.7136">
                <text:p>976.7136</text:p>
              </table:table-cell>
              <table:table-cell office:value-type="float" office:value="1000.9572882413">
                <text:p>1000.9572882413</text:p>
              </table:table-cell>
              <table:table-cell office:value-type="float" office:value="1017.7705384977">
                <text:p>1017.77053849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93.191">
                <text:p>1193.191</text:p>
              </table:table-cell>
              <table:table-cell office:value-type="float" office:value="1187.8945851327">
                <text:p>1187.8945851327</text:p>
              </table:table-cell>
              <table:table-cell office:value-type="float" office:value="1188.6180272854">
                <text:p>1188.61802728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39.7791">
                <text:p>939.7791</text:p>
              </table:table-cell>
              <table:table-cell office:value-type="float" office:value="964.6266715376">
                <text:p>964.6266715376</text:p>
              </table:table-cell>
              <table:table-cell office:value-type="float" office:value="899.5598038351">
                <text:p>899.55980383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87.579">
                <text:p>1287.579</text:p>
              </table:table-cell>
              <table:table-cell office:value-type="float" office:value="1265.9672319945">
                <text:p>1265.9672319945</text:p>
              </table:table-cell>
              <table:table-cell office:value-type="float" office:value="1331.7205063127">
                <text:p>1331.7205063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70.076">
                <text:p>1070.076</text:p>
              </table:table-cell>
              <table:table-cell office:value-type="float" office:value="1042.4890826345">
                <text:p>1042.4890826345</text:p>
              </table:table-cell>
              <table:table-cell office:value-type="float" office:value="1089.546080632">
                <text:p>1089.546080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59.816">
                <text:p>1059.816</text:p>
              </table:table-cell>
              <table:table-cell office:value-type="float" office:value="1053.2749295837">
                <text:p>1053.2749295837</text:p>
              </table:table-cell>
              <table:table-cell office:value-type="float" office:value="1069.5631091305">
                <text:p>1069.5631091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